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cc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color="#0000cc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3" style:family="paragraph" style:parent-style-name="Standard" style:list-style-name="L2"/>
    <style:style style:name="P4" style:family="paragraph" style:parent-style-name="Standard" style:master-page-name="Standard">
      <style:paragraph-properties style:page-number="auto"/>
      <style:text-properties fo:color="#0000cc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0000cc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ABLETS, LETTERS, PRAYERS, SHORT TALKS</text:p>
      <text:p text:style-name="P1">Luhin, Iggerate, Munajade, Memrin Qassirin </text:p>
      <text:p text:style-name="P1"/>
      <text:p text:style-name="Standard"/>
      <text:p text:style-name="P2">First Letter to women</text:p>
      <text:p text:style-name="P2">Iggera Qadmaya i Nashin </text:p>
      <text:p text:style-name="P2"/>
      <text:p text:style-name="Standard">Written May 2023</text:p>
      <text:p text:style-name="Standard">He, our Father, is the Light of the morning,</text:p>
      <text:p text:style-name="Standard"/>
      <text:p text:style-name="Standard">Let the light of equality of the sexes illumine the darkness of falsehood,</text:p>
      <text:p text:style-name="Standard"/>
      <text:p text:style-name="Standard">Choose ye the life, why choose ye then that which is perverse?</text:p>
      <text:p text:style-name="Standard"/>
      <text:p text:style-name="Standard">Clear the way for God, and in the name of inequality seize only sorrow?</text:p>
      <text:p text:style-name="Standard"/>
      <text:p text:style-name="Standard">The unintelligent walk in their pride, far removed from the reasoning of men, and they say,</text:p>
      <text:p text:style-name="Standard"/>
      <text:p text:style-name="Standard">"Women are subject to us," and they are like beasts of prey, the unintelligent.</text:p>
      <text:p text:style-name="Standard"/>
      <text:p text:style-name="Standard">In their passion they seek to humiliate the innocent - so they humiliate women and their dignity,</text:p>
      <text:p text:style-name="Standard"/>
      <text:p text:style-name="Standard">reduce them to the role of servants?</text:p>
      <text:p text:style-name="Standard"/>
      <text:p text:style-name="Standard">In their passion, they also allow themselves to have many wives - thus destroying order, bringing</text:p>
      <text:p text:style-name="Standard"><text:soft-page-break/></text:p>
      <text:p text:style-name="Standard">poverty?</text:p>
      <text:p text:style-name="Standard"/>
      <text:p text:style-name="Standard">In their folly they whisper, "Let us plant hatred between men and women"; but the Lord hath made</text:p>
      <text:p text:style-name="Standard"/>
      <text:p text:style-name="Standard">them equal, the opponents in their folly speak calumny?</text:p>
      <text:p text:style-name="Standard"/>
      <text:p text:style-name="Standard">They also think that if they pray three times a day, the Lord will forgive them their violence, the</text:p>
      <text:p text:style-name="Standard"/>
      <text:p text:style-name="Standard">Lord sees and repays them.</text:p>
      <text:p text:style-name="Standard"/>
      <text:p text:style-name="Standard">Does not deep-rooted inequality bring misery to families?</text:p>
      <text:p text:style-name="Standard"/>
      <text:p text:style-name="Standard">Will the cry of the righteous be the answer to the correction of hearts?</text:p>
      <text:p text:style-name="Standard"/>
      <text:p text:style-name="Standard">Will slowing down to allow shouting and violence not be a good solution to silence</text:p>
      <text:p text:style-name="Standard"/>
      <text:p text:style-name="Standard">women? .Beating with word the wife is not the solution to the troubles of life.</text:p>
      <text:p text:style-name="Standard"/>
      <text:p text:style-name="Standard">No Eye of God, would allow women or wives to be beaten or treated with humiliation.</text:p>
      <text:p text:style-name="Standard"/>
      <text:p text:style-name="Standard">The Eye of God's compassion, His All-Seeing Eye of providence, takes care of the immensity of</text:p>
      <text:p text:style-name="Standard"/>
      <text:p text:style-name="Standard">the waters of inequality and injustice. Through His foolishness the Quran is ridiculed, because of</text:p>
      <text:p text:style-name="Standard"><text:soft-page-break/></text:p>
      <text:p text:style-name="Standard">the false interpretation of Islam, innocent women must suffer.</text:p>
      <text:p text:style-name="Standard"/>
      <text:p text:style-name="Standard">The Divine Virgin, the Shekinah of Heaven, invites all people to participate in the feast of equality,</text:p>
      <text:p text:style-name="Standard"/>
      <text:p text:style-name="Standard">to share the bread of unity, understanding and compassion.</text:p>
      <text:p text:style-name="Standard"/>
      <text:p text:style-name="Standard">People, too, far from the Shekinah's help, full of prejudice and lacking reason, resort to violence as</text:p>
      <text:p text:style-name="Standard"/>
      <text:p text:style-name="Standard">an instrument of their defence.</text:p>
      <text:p text:style-name="Standard"/>
      <text:p text:style-name="Standard">People who condone the beating of women have warped minds, are corrupt, lack humanity, have</text:p>
      <text:p text:style-name="Standard"/>
      <text:p text:style-name="Standard">no compassion and are far from empathy.</text:p>
      <text:p text:style-name="Standard"/>
      <text:p text:style-name="Standard">A society that deliberately avoids protecting women's rights is withering and dying, sinking to the</text:p>
      <text:p text:style-name="Standard"/>
      <text:p text:style-name="Standard">bottom of barbarism. A society, however, that enjoys the support of women as well as men,</text:p>
      <text:p text:style-name="Standard"/>
      <text:p text:style-name="Standard">seeking equality and opposing inequality, enjoys all the blessings of Heaven.</text:p>
      <text:p text:style-name="Standard"/>
      <text:p text:style-name="Standard">It is therefore necessary to unite the western and eastern worlds, so that the world may enjoy the</text:p>
      <text:p text:style-name="Standard"/>
      <text:p text:style-name="Standard"><text:soft-page-break/>full blessings of Heaven.</text:p>
      <text:p text:style-name="Standard"/>
      <text:p text:style-name="Standard">The husband who beats his wife is lost in his own love, blind to his wife's pleas, her sufferings and</text:p>
      <text:p text:style-name="Standard"/>
      <text:p text:style-name="Standard">humiliation. God actually hates violence, and every effort should be made to prevent violence in</text:p>
      <text:p text:style-name="Standard"/>
      <text:p text:style-name="Standard">the family and in marriage.</text:p>
      <text:p text:style-name="Standard"/>
      <text:p text:style-name="Standard">The nise of nations is where women are not treated equally, their rights are denied. And when</text:p>
      <text:p text:style-name="Standard"/>
      <text:p text:style-name="Standard">women's rights are denied, life also disappears, for women are the source of life and all virtues.</text:p>
      <text:p text:style-name="Standard"/>
      <text:p text:style-name="Standard">In order for a nation to develop and to absorb God's blessings, it is necessary to maintain</text:p>
      <text:p text:style-name="Standard"/>
      <text:p text:style-name="Standard">harmony, it is necessary to make the earth a paradise.</text:p>
      <text:p text:style-name="Standard"/>
      <text:p text:style-name="Standard">There is no need to extinguish the fire of equality, for if the fire goes out, it will not consume the</text:p>
      <text:p text:style-name="Standard"/>
      <text:p text:style-name="Standard">immensity of injustice.</text:p>
      <text:p text:style-name="Standard"/>
      <text:p text:style-name="Standard">Gentleness, quiet submission to the husband's will, forbearance towards violence and the long</text:p>
      <text:p text:style-name="Standard"/>
      <text:p text:style-name="Standard"><text:soft-page-break/>suffering of women do not constitute blessing, but are a reason to call these qualities enslavement.</text:p>
      <text:p text:style-name="Standard"/>
      <text:p text:style-name="Standard">Women should come out of the Egypt of humiliation towards men who despise them. Similarly,</text:p>
      <text:p text:style-name="Standard"/>
      <text:p text:style-name="Standard">when equality and harmony prevail, nations will develop in a heavenly order. We should promote</text:p>
      <text:p text:style-name="Standard"/>
      <text:p text:style-name="Standard">equality between women and men with all our might, without them love and empathy is humiliated,</text:p>
      <text:p text:style-name="Standard"/>
      <text:p text:style-name="Standard">the joy of life will be removed, and the suffering of women will steadily increase.</text:p>
      <text:p text:style-name="Standard"/>
      <text:p text:style-name="Standard">God made Adam male and female equal in all things , and men reign in their</text:p>
      <text:p text:style-name="Standard"/>
      <text:p text:style-name="Standard">stupidity over women only because they fall and sin.</text:p>
      <text:p text:style-name="Standard"/>
      <text:p text:style-name="Standard">Anyone who rejoices in the inequality of the sexes humiliates God, who created women equal to</text:p>
      <text:p text:style-name="Standard"/>
      <text:p text:style-name="Standard">men. Men should learn compassion, empathy and care from women, and the world would be a</text:p>
      <text:p text:style-name="Standard"/>
      <text:p text:style-name="Standard">better place because of it.</text:p>
      <text:p text:style-name="Standard"/>
      <text:p text:style-name="Standard">If a violent society were to continue oppressing women, their suffering would certainly not be</text:p>
      <text:p text:style-name="Standard"/>
      <text:p text:style-name="Standard"><text:soft-page-break/>extinguished, but increased - evil needs to be eradicated, just as the Lawgiver killed an abusive</text:p>
      <text:p text:style-name="Standard">slave, so</text:p>
      <text:p text:style-name="Standard"/>
      <text:p text:style-name="Standard">should we kill our own selfishness - promoting equality, and disassociating ourselves from all</text:p>
      <text:p text:style-name="Standard"/>
      <text:p text:style-name="Standard">injustice, harm and suffering.</text:p>
      <text:p text:style-name="Standard"/>
      <text:p text:style-name="Standard">The vestiges of barbarism - the promotion of inequality, violence and hatred against women - are</text:p>
      <text:p text:style-name="Standard"/>
      <text:p text:style-name="Standard">still to be seen in the East, even in pagan countries. Here in the West the rights of women are</text:p>
      <text:p text:style-name="Standard"/>
      <text:p text:style-name="Standard">especially protected, let the light of God also lighten the darkness of the night in the East. When</text:p>
      <text:p text:style-name="Standard"/>
      <text:p text:style-name="Standard">the west accepts the One Indivisible God, drawing its source from the east of the morning, and the</text:p>
      <text:p text:style-name="Standard"/>
      <text:p text:style-name="Standard">east accepts the equality of women as a legitimate truth through the influence of the west. Then</text:p>
      <text:p text:style-name="Standard"/>
      <text:p text:style-name="Standard">the world will be saved, and the Lord will illuminate the darkness of the earth with great light.</text:p>
      <text:p text:style-name="Standard"/>
      <text:p text:style-name="Standard">When the disunited Christians forget the Gospel, and when the Moslems separate themselves</text:p>
      <text:p text:style-name="Standard"/>
      <text:p text:style-name="Standard"><text:soft-page-break/>from the Qur'an and accept the Message, surely the world is destined for Paradise. People will</text:p>
      <text:p text:style-name="Standard"/>
      <text:p text:style-name="Standard">become brothers, love will not be deceived, compassion and peace will surround the whole earth.</text:p>
      <text:p text:style-name="Standard"/>
      <text:p text:style-name="Standard">Amen.</text:p>
      <text:p text:style-name="Standard"/>
      <text:p text:style-name="Standard"/>
      <text:p text:style-name="P2">He God is the Sabbath</text:p>
      <text:p text:style-name="P2">Hu Elah Sabbat Hu</text:p>
      <text:p text:style-name="Standard"/>
      <text:p text:style-name="Standard">Written in January 2023</text:p>
      <text:p text:style-name="Standard"/>
      <text:p text:style-name="Standard">He , God is the Sabbath, in Him my soul rests</text:p>
      <text:p text:style-name="Standard"/>
      <text:p text:style-name="Standard">He is the One Lord, He is the One Universal Ruler, existing beyond time, Eternal.</text:p>
      <text:p text:style-name="Standard"/>
      <text:p text:style-name="Standard">He Who does not hate, Whose love surrounds all creatures</text:p>
      <text:p text:style-name="Standard"/>
      <text:p text:style-name="Standard">He is Self-existent, ever existing</text:p>
      <text:p text:style-name="Standard"/>
      <text:p text:style-name="Standard">He Who is like no one, not formed in the womb of His mother, never being human</text:p>
      <text:p text:style-name="Standard"/>
      <text:p text:style-name="Standard">He whose name through the ages is glorified, as the Father of Salvation</text:p>
      <text:p text:style-name="Standard"/>
      <text:p text:style-name="Standard">He Who exists beyond the universe and the universe does not embrace Him</text:p>
      <text:p text:style-name="Standard"><text:soft-page-break/></text:p>
      <text:p text:style-name="Standard">He Who did not create evil, but evil itself came before Adam</text:p>
      <text:p text:style-name="Standard"/>
      <text:p text:style-name="Standard">He who does not give the command of fear, is not guided by the misfortune of man</text:p>
      <text:p text:style-name="Standard"/>
      <text:p text:style-name="Standard">He who is Truth, God above gods, the Only Savior of mankind</text:p>
      <text:p text:style-name="Standard"/>
      <text:p text:style-name="Standard">He who does not send man to wander his soul endlessly from body to body</text:p>
      <text:p text:style-name="Standard"/>
      <text:p text:style-name="Standard">He Who passes judgement on nations, plunges powers into abundance and misery</text:p>
      <text:p text:style-name="Standard"/>
      <text:p text:style-name="Standard">He who stills man's tongue to speak, stills man's thoughts to refine all things</text:p>
      <text:p text:style-name="Standard"/>
      <text:p text:style-name="Standard">He who exalts the repentant, He who humiliates the proud</text:p>
      <text:p text:style-name="Standard"/>
      <text:p text:style-name="Standard">He it is who speaks, who thinks and feels</text:p>
      <text:p text:style-name="Standard"/>
      <text:p text:style-name="Standard">He is the righteous Spirit, the one who does no harm</text:p>
      <text:p text:style-name="Standard"/>
      <text:p text:style-name="Standard">He around whom all the prophets walk , around whom the holy angels sing songs of praise</text:p>
      <text:p text:style-name="Standard"/>
      <text:p text:style-name="Standard">He who shuts the mouths of false prophets, who snatches away lies and tramples them - He is the</text:p>
      <text:p text:style-name="Standard"/>
      <text:p text:style-name="Standard">Lord of war of the soul</text:p>
      <text:p text:style-name="Standard"/>
      <text:p text:style-name="Standard">He who satisfies hunger, who leaves the poor with nothing</text:p>
      <text:p text:style-name="Standard"><text:soft-page-break/></text:p>
      <text:p text:style-name="Standard">He Who satisfies all needs, Who bears the burdens of mortality</text:p>
      <text:p text:style-name="Standard"/>
      <text:p text:style-name="Standard">He who satisfies love for love, praise for praise, who deeply scratches the insides, passionately</text:p>
      <text:p text:style-name="Standard"/>
      <text:p text:style-name="Standard">probes the heart of man</text:p>
      <text:p text:style-name="Standard"/>
      <text:p text:style-name="Standard">He who is unsurpassed in selfless love</text:p>
      <text:p text:style-name="Standard"/>
      <text:p text:style-name="Standard">He who is not idle, but eager to cooperate, whose sinners do not become a burden</text:p>
      <text:p text:style-name="Standard"/>
      <text:p text:style-name="Standard">Because of His miracles thousands bow down to Him on earth, tens of thousands praise Him in the</text:p>
      <text:p text:style-name="Standard"/>
      <text:p text:style-name="Standard">heavens</text:p>
      <text:p text:style-name="Standard"/>
      <text:p text:style-name="Standard">He whose holy actions bring salvation, abundance and respite to mankind</text:p>
      <text:p text:style-name="Standard"/>
      <text:p text:style-name="Standard">In him hundreds of nations place their hopes, in his Soul, in his guidance of the angels one can</text:p>
      <text:p text:style-name="Standard"/>
      <text:p text:style-name="Standard">see his jigsaw puzzle</text:p>
      <text:p text:style-name="Standard"/>
      <text:p text:style-name="Standard">At his presence all tremble, the earth shakes at the sound of his horn, before him liars become</text:p>
      <text:p text:style-name="Standard"/>
      <text:p text:style-name="Standard">truthful and sinners whiten their robes</text:p>
      <text:p text:style-name="Standard"><text:soft-page-break/></text:p>
      <text:p text:style-name="Standard">In him the saints abide, in him they put their hope, at the sound of his trumpet the nations are</text:p>
      <text:p text:style-name="Standard"/>
      <text:p text:style-name="Standard">astonished - the veils from their eyes are lifted.</text:p>
      <text:p text:style-name="Standard"/>
      <text:p text:style-name="Standard">So be obedient to these verses, do not deviate from them either to the right or to the left, for this is</text:p>
      <text:p text:style-name="Standard"/>
      <text:p text:style-name="Standard">the Way of purity, walking in obedience to the Will of the Lord</text:p>
      <text:p text:style-name="Standard"/>
      <text:p text:style-name="Standard">He is the Lord of reality and not of illusion or human tradition,</text:p>
      <text:p text:style-name="Standard"/>
      <text:p text:style-name="Standard">At His command, the holy angels are sent as angels of the Christians, as angels of Islam, as</text:p>
      <text:p text:style-name="Standard"/>
      <text:p text:style-name="Standard">angels of the Jews.</text:p>
      <text:p text:style-name="Standard"/>
      <text:p text:style-name="Standard">But he knows the beginning at the end, and the end is his beginning</text:p>
      <text:p text:style-name="Standard"/>
      <text:p text:style-name="Standard">Before His eyes nothing can escape, among His angelic hosts nothing can escape, He is All-</text:p>
      <text:p text:style-name="Standard"/>
      <text:p text:style-name="Standard">Seeing , Majestic in His appearance.</text:p>
      <text:p text:style-name="Standard"/>
      <text:p text:style-name="Standard">In His ranks, Satan is the counselor of the Holy One, in His name man is tempted, thanks to Him</text:p>
      <text:p text:style-name="Standard"/>
      <text:p text:style-name="Standard">God makes His grace visible, determines the desire for change.</text:p>
      <text:p text:style-name="Standard"><text:soft-page-break/></text:p>
      <text:p text:style-name="Standard">Through his commands good and evil days were created, His thoughts did not become our</text:p>
      <text:p text:style-name="Standard"/>
      <text:p text:style-name="Standard">thoughts, and His ways are not our ways.</text:p>
      <text:p text:style-name="Standard"/>
      <text:p text:style-name="Standard">His commands through Satan are evil to do great value for good. So choose righteousness so that</text:p>
      <text:p text:style-name="Standard"/>
      <text:p text:style-name="Standard">you can live, glory, pride, greatness pass away , they are anther in the universe, but love lasts</text:p>
      <text:p text:style-name="Standard"/>
      <text:p text:style-name="Standard">forever. Recognize therefore the Greatness of the Lord and become a humble servant of his.</text:p>
      <text:p text:style-name="Standard"/>
      <text:p text:style-name="Standard">He does not remove His bed, His bed spreads out over the earth, every Sabbath, He rests with all</text:p>
      <text:p text:style-name="Standard"/>
      <text:p text:style-name="Standard">mankind.</text:p>
      <text:p text:style-name="Standard"/>
      <text:p text:style-name="Standard">He does not put on clothes to cover Himself, He nevertheless covers mankind with His blessings,</text:p>
      <text:p text:style-name="Standard"/>
      <text:p text:style-name="Standard">mankind, however, rips off its clothes if it considers truth a momentary pleasure, and in enduring</text:p>
      <text:p text:style-name="Standard"/>
      <text:p text:style-name="Standard">iniquity it considers falsehood.</text:p>
      <text:p text:style-name="Standard"/>
      <text:p text:style-name="Standard">At his command all the angels are summoned , their will is only obedience. They know nothing but</text:p>
      <text:p text:style-name="Standard"/>
      <text:p text:style-name="Standard"><text:soft-page-break/>goodness, and they do not ask for forgiveness since they have never upded. However, people ask</text:p>
      <text:p text:style-name="Standard"/>
      <text:p text:style-name="Standard">every day, He listens to them, He does not hide His forgiveness from them.</text:p>
      <text:p text:style-name="Standard"/>
      <text:p text:style-name="Standard">They wander aimlessly, those souls who have taken the truth for evil, those who have become evil</text:p>
      <text:p text:style-name="Standard"/>
      <text:p text:style-name="Standard">souls, those who have clung to self-worship.</text:p>
      <text:p text:style-name="Standard"/>
      <text:p text:style-name="Standard">By his command people do righteousness , and by his own command people do iniquity. No one is</text:p>
      <text:p text:style-name="Standard"/>
      <text:p text:style-name="Standard">a slave to Allah, however, people possess freedom of choice. His commands thus do not stem</text:p>
      <text:p text:style-name="Standard"/>
      <text:p text:style-name="Standard">from a desire to enslave man, but rather to bless them.</text:p>
      <text:p text:style-name="Standard"/>
      <text:p text:style-name="Standard">Sing ye therefore unto the Lord all nations, with great shouting and uproar gather together to</text:p>
      <text:p text:style-name="Standard"/>
      <text:p text:style-name="Standard">Praise His Name alone. He is One, Indivisible, the One who does not become woman or man, the</text:p>
      <text:p text:style-name="Standard"/>
      <text:p text:style-name="Standard">Lord of human souls, the Holy Spirit.</text:p>
      <text:p text:style-name="Standard"/>
      <text:p text:style-name="Standard">Some say of Him - God the Mighty? The Lord He always exists</text:p>
      <text:p text:style-name="Standard"/>
      <text:p text:style-name="Standard"><text:soft-page-break/>He distributes abundant gifts among the nations. His Glory shall reach from end to end of the</text:p>
      <text:p text:style-name="Standard"/>
      <text:p text:style-name="Standard">earth. His insignia, His signs and wonders shall follow Him. Of His Love, His Forgiveness and His</text:p>
      <text:p text:style-name="Standard"/>
      <text:p text:style-name="Standard">Care shall the obedient nations sing.</text:p>
      <text:p text:style-name="Standard"/>
      <text:p text:style-name="Standard">O some speak of His incomparable virtues, some praise His attributes, some exalt His greatness.</text:p>
      <text:p text:style-name="Standard"/>
      <text:p text:style-name="Standard">All this is an expression of His beauty, He is the Wonderful Counselor, the matchless Physician of</text:p>
      <text:p text:style-name="Standard"/>
      <text:p text:style-name="Standard">the soul, quick to forgive offenses.</text:p>
      <text:p text:style-name="Standard"/>
      <text:p text:style-name="Standard">About Him it is not possible to learn either through personal revelations or through human</text:p>
      <text:p text:style-name="Standard"/>
      <text:p text:style-name="Standard">philosophies, open the Book of Books and you will see the Lord, He who revealed Himself on</text:p>
      <text:p text:style-name="Standard"/>
      <text:p text:style-name="Standard">Mount Sinai. The Lord from eternity to eternity unchanging, humiliating the pride of the proud.</text:p>
      <text:p text:style-name="Standard"/>
      <text:p text:style-name="Standard">He who kindles in the soul the desire for change, in His gentle support one obtains uplifting.</text:p>
      <text:p text:style-name="Standard"/>
      <text:p text:style-name="Standard">He is the Lord of Salvation, the one who has no other similar Savior beside Himself. He is the One</text:p>
      <text:p text:style-name="Standard"/>
      <text:p text:style-name="Standard"><text:soft-page-break/>who takes life , and then restores all to life. He is Life , not human flesh. Sing to the Lord of Hosts</text:p>
      <text:p text:style-name="Standard"/>
      <text:p text:style-name="Standard">of the nations, do not spend the merits of humiliation, but serve Him out of love for humanity, serve</text:p>
      <text:p text:style-name="Standard"/>
      <text:p text:style-name="Standard">Him with unwavering love.</text:p>
      <text:p text:style-name="Standard"/>
      <text:p text:style-name="Standard">Let them say Amen. For all that I have said is true.</text:p>
      <text:p text:style-name="Standard"/>
      <text:p text:style-name="Standard">Amen.</text:p>
      <text:p text:style-name="Standard"/>
      <text:p text:style-name="Standard"/>
      <text:p text:style-name="Standard"/>
      <text:p text:style-name="P2">Letter about Exaltation of God</text:p>
      <text:p text:style-name="P2">Iggera Ruma d-Elah Illaya </text:p>
      <text:p text:style-name="P2"/>
      <text:p text:style-name="Standard">Written in February 2023</text:p>
      <text:p text:style-name="Standard"/>
      <text:p text:style-name="Standard">Arise, the Lord is our Rock,</text:p>
      <text:p text:style-name="Standard"/>
      <text:p text:style-name="Standard">His glory is among the elect</text:p>
      <text:p text:style-name="Standard"/>
      <text:p text:style-name="Standard">He, the Lord, is the One Indivisible God</text:p>
      <text:p text:style-name="Standard"/>
      <text:p text:style-name="Standard">He says - beside me there is no other Savior</text:p>
      <text:p text:style-name="Standard"/>
      <text:p text:style-name="Standard"><text:soft-page-break/>He says - I am not a man, not incarnate in any body,</text:p>
      <text:p text:style-name="Standard"/>
      <text:p text:style-name="Standard">He is the One who cannot be described in words, who is the Eternal God</text:p>
      <text:p text:style-name="Standard"/>
      <text:p text:style-name="Standard">His breath works miracles, at His voice the earth trembles</text:p>
      <text:p text:style-name="Standard"/>
      <text:p text:style-name="Standard">His Wrath falls on those who punish themselves,</text:p>
      <text:p text:style-name="Standard"/>
      <text:p text:style-name="Standard">His Glory is among us, among the elect of the nations</text:p>
      <text:p text:style-name="Standard"/>
      <text:p text:style-name="Standard">To him are not like animals, nor men, nor angels</text:p>
      <text:p text:style-name="Standard"/>
      <text:p text:style-name="Standard">He, the Lord, is the only God</text:p>
      <text:p text:style-name="Standard"/>
      <text:p text:style-name="Standard">He says - beside me there is no other Savior</text:p>
      <text:p text:style-name="Standard"/>
      <text:p text:style-name="Standard">His bounty is in response to the love of others</text:p>
      <text:p text:style-name="Standard"/>
      <text:p text:style-name="Standard">His bounty is free, so walk ye and take freely,</text:p>
      <text:p text:style-name="Standard"/>
      <text:p text:style-name="Standard">O arise go on pilgrimage to honor His Holy Name</text:p>
      <text:p text:style-name="Standard"/>
      <text:p text:style-name="Standard">O remember the Words of the Holy Book - Sacred Scripture,</text:p>
      <text:p text:style-name="Standard"/>
      <text:p text:style-name="Standard">Verily, This Writings is the Message of Truth,</text:p>
      <text:p text:style-name="Standard"/>
      <text:p text:style-name="Standard"><text:soft-page-break/>Verily, This Writings is the renewed "Reading",</text:p>
      <text:p text:style-name="Standard"/>
      <text:p text:style-name="Standard">Verily, This Writings is the Sacred Teaching of Peace,</text:p>
      <text:p text:style-name="Standard"/>
      <text:p text:style-name="Standard">He G-d is the Only Forgiver of sins,</text:p>
      <text:p text:style-name="Standard"/>
      <text:p text:style-name="Standard">He is the Only One who blots out all sins,</text:p>
      <text:p text:style-name="Standard"/>
      <text:p text:style-name="Standard">To Him no punishment or reward is needed,</text:p>
      <text:p text:style-name="Standard"/>
      <text:p text:style-name="Standard">For His bounty is open before many,</text:p>
      <text:p text:style-name="Standard"/>
      <text:p text:style-name="Standard">For the reward and punishment of the sinner is expressed in free will,</text:p>
      <text:p text:style-name="Standard"/>
      <text:p text:style-name="Standard">Next to Him there is no similar Savior,</text:p>
      <text:p text:style-name="Standard"/>
      <text:p text:style-name="Standard">In him all nations should seek rescue,</text:p>
      <text:p text:style-name="Standard"/>
      <text:p text:style-name="Standard">In him all nations should seek permanent union,</text:p>
      <text:p text:style-name="Standard"/>
      <text:p text:style-name="Standard">He the Lord is One, none is equal to Him, One who has no intermediaries,</text:p>
      <text:p text:style-name="Standard"/>
      <text:p text:style-name="Standard">His sweet fragrance of forgiveness spreads to all creatures,</text:p>
      <text:p text:style-name="Standard"/>
      <text:p text:style-name="Standard">He the Lord is One, none is equal to Him, He who has no Adversary,</text:p>
      <text:p text:style-name="Standard"/>
      <text:p text:style-name="Standard"><text:soft-page-break/>God, He is the Word, not a man. He is the immortal and not a mortal. Man's wisdom is the way to</text:p>
      <text:p text:style-name="Standard"/>
      <text:p text:style-name="Standard">give Him Glory. So gain the name of righteousness by walking in the way of worshipping the One</text:p>
      <text:p text:style-name="Standard"/>
      <text:p text:style-name="Standard">Lord, gain punishment by walking in the way of idolatry and adding companions to God.</text:p>
      <text:p text:style-name="Standard"/>
      <text:p text:style-name="Standard">He the Lord is One, no one is equal to Him, He does not despise the repentant sinner,</text:p>
      <text:p text:style-name="Standard"/>
      <text:p text:style-name="Standard">His Word is a reward and a punishment, human wisdom disappears, good conduct, however, will</text:p>
      <text:p text:style-name="Standard"/>
      <text:p text:style-name="Standard">be exalted.</text:p>
      <text:p text:style-name="Standard"/>
      <text:p text:style-name="Standard">He the Lord is One, no one is equal to Him, He is not inclined to anger, willingly forgiving</text:p>
      <text:p text:style-name="Standard"/>
      <text:p text:style-name="Standard">trespasses,</text:p>
      <text:p text:style-name="Standard"/>
      <text:p text:style-name="Standard">Gain wisdom and do not walk with the wrathful, be kind to all, be truthful, abstain from impurity of</text:p>
      <text:p text:style-name="Standard"/>
      <text:p text:style-name="Standard">words.</text:p>
      <text:p text:style-name="Standard"/>
      <text:p text:style-name="Standard">He the Lord is One, no one is equal to Him, He is the Only One worthy of honor,</text:p>
      <text:p text:style-name="Standard"/>
      <text:p text:style-name="Standard">Gain wisdom and do not fear human perversity, no man can call you a fool, no one but Allah you</text:p>
      <text:p text:style-name="Standard"><text:soft-page-break/></text:p>
      <text:p text:style-name="Standard">owe to fear.</text:p>
      <text:p text:style-name="Standard"/>
      <text:p text:style-name="Standard">He the Lord is One, no one is equal to Him, He is Almighty,</text:p>
      <text:p text:style-name="Standard"/>
      <text:p text:style-name="Standard">Gain wisdom for our Lord is called the Lord of wisdom. Do not neglect teaching your children,</text:p>
      <text:p text:style-name="Standard"/>
      <text:p text:style-name="Standard">spiritual and earthly value lies in the formation of goodness. Adorn your children with the most</text:p>
      <text:p text:style-name="Standard"/>
      <text:p text:style-name="Standard">precious pearls of wisdom, weave the threads of their clothes from the silk of righteousness,</text:p>
      <text:p text:style-name="Standard"/>
      <text:p text:style-name="Standard">striving to help their neighbors.</text:p>
      <text:p text:style-name="Standard"/>
      <text:p text:style-name="Standard">He the Lord is One, no one is equal to Him, He is Almighty,</text:p>
      <text:p text:style-name="Standard"/>
      <text:p text:style-name="Standard">Serving in the path of righteousness restrains the punishment of heaven, iniquity does not gain the</text:p>
      <text:p text:style-name="Standard"/>
      <text:p text:style-name="Standard">upper hand in society. Do not despise the shaping of human minds to honor righteous values ,</text:p>
      <text:p text:style-name="Standard"/>
      <text:p text:style-name="Standard">virtuous actions and actions for peace. Our Lord is not a passing light, He is loving-kindness, the</text:p>
      <text:p text:style-name="Standard"/>
      <text:p text:style-name="Standard">Eternal God.</text:p>
      <text:p text:style-name="Standard"/>
      <text:p text:style-name="Standard"><text:soft-page-break/>He the Lord is One, no one is equal to Him, He is Omniscient,</text:p>
      <text:p text:style-name="Standard"/>
      <text:p text:style-name="Standard">Allah's righteousness is with us, His righteousness among us, among the elect of the nations. His</text:p>
      <text:p text:style-name="Standard"/>
      <text:p text:style-name="Standard">presence, His Holy Shekinah, will be honored, it reconciles the sinner with the Lord, it sanctifies</text:p>
      <text:p text:style-name="Standard"/>
      <text:p text:style-name="Standard">and teaches deeds of righteousness.</text:p>
      <text:p text:style-name="Standard"/>
      <text:p text:style-name="Standard">He the Lord is One, no one is equal to Him, He is the Lord of all - life and sm,</text:p>
      <text:p text:style-name="Standard"/>
      <text:p text:style-name="Standard">He who forms his words, deeds and thoughts in righteousness, he is far from the distress of the</text:p>
      <text:p text:style-name="Standard"/>
      <text:p text:style-name="Standard">day. To him the day will serve, he will be a delight to him, peace of soul and body will be his</text:p>
      <text:p text:style-name="Standard"/>
      <text:p text:style-name="Standard">reward, punishment, however, is in the greed of the mind, restlessness rules it.</text:p>
      <text:p text:style-name="Standard"/>
      <text:p text:style-name="Standard">He the Lord is One, no one is equal to Him, He is without beginning and without end,</text:p>
      <text:p text:style-name="Standard"/>
      <text:p text:style-name="Standard">Let the advice to the daughter and the son be expressed in deeds, for words are transfiguring. So</text:p>
      <text:p text:style-name="Standard"/>
      <text:p text:style-name="Standard">show them what is good, do not command them and do not punish them with harshness of word or</text:p>
      <text:p text:style-name="Standard"/>
      <text:p text:style-name="Standard">hand. The wisdom of the Lord brings man nothing but respite, in him is the joy of the youth, in him</text:p>
      <text:p text:style-name="Standard"><text:soft-page-break/></text:p>
      <text:p text:style-name="Standard">the meditators seek wisdom.</text:p>
      <text:p text:style-name="Standard"/>
      <text:p text:style-name="Standard">He the Lord is One, no one is equal to Him, He is the source of all life,</text:p>
      <text:p text:style-name="Standard"/>
      <text:p text:style-name="Standard">G-d calls all to gather, to confess His name Unanimously, and to acknowledge His authority over</text:p>
      <text:p text:style-name="Standard"/>
      <text:p text:style-name="Standard">the world alone.</text:p>
      <text:p text:style-name="Standard"/>
      <text:p text:style-name="Standard">Here and now in these earthly bodies, He sends the Stone of Destruction which will</text:p>
      <text:p text:style-name="Standard"/>
      <text:p text:style-name="Standard">shatter all Kingdoms, which will uproot the blasphemy of the Trinity, crush idols, destroy death and</text:p>
      <text:p text:style-name="Standard"/>
      <text:p text:style-name="Standard">suffering.</text:p>
      <text:p text:style-name="Standard"/>
      <text:p text:style-name="Standard">He the Lord is One, no one is equal to Him, He is the Final end,</text:p>
      <text:p text:style-name="Standard"/>
      <text:p text:style-name="Standard">At the hour of a man's departure from this world, his Almighty Father and relatives gather around</text:p>
      <text:p text:style-name="Standard"/>
      <text:p text:style-name="Standard">him, and he sees and recognizes them, as well as all those with whom he has communed in this</text:p>
      <text:p text:style-name="Standard"/>
      <text:p text:style-name="Standard">world, and they accompany his soul to the place where he is to stay. There is no greater</text:p>
      <text:p text:style-name="Standard"/>
      <text:p text:style-name="Standard">punishment than suffering for evil deeds during life, and there is no greater reward than all-</text:p>
      <text:p text:style-name="Standard"><text:soft-page-break/></text:p>
      <text:p text:style-name="Standard">encompassing love, and its touch after death. The former is hell, the latter is heaven. It is true that</text:p>
      <text:p text:style-name="Standard"/>
      <text:p text:style-name="Standard">people punish themselves while they are alive, creating the hell of their mind - in their words,</text:p>
      <text:p text:style-name="Standard"/>
      <text:p text:style-name="Standard">actions and thoughts, likewise they create heaven through their thoughts, actions and words.</text:p>
      <text:p text:style-name="Standard"/>
      <text:p text:style-name="Standard">He the Lord is One, no one is equal to Him, He is the Primal Cause,</text:p>
      <text:p text:style-name="Standard"/>
      <text:p text:style-name="Standard">Gateway - Shekinah the gates of paradise for all prophets.</text:p>
      <text:p text:style-name="Standard"/>
      <text:p text:style-name="Standard">He the Lord is One, no one is equal to Him, He is the Exalted One,</text:p>
      <text:p text:style-name="Standard"/>
      <text:p text:style-name="Standard">Our Lord is all things earthly the Exalted One. He is not the King of bodies but the King of souls.</text:p>
      <text:p text:style-name="Standard"/>
      <text:p text:style-name="Standard">We are His people, we are His flock seeking comfort in Him. We seek forgiveness in Him, and He</text:p>
      <text:p text:style-name="Standard"/>
      <text:p text:style-name="Standard">willingly distributes forgiveness.</text:p>
      <text:p text:style-name="Standard"/>
      <text:p text:style-name="Standard">He the Lord is One, no one is equal to Him, He is Separate from all,</text:p>
      <text:p text:style-name="Standard"/>
      <text:p text:style-name="Standard">Return to the followers of all faiths love for love, do not raise mockery , insults or be far from</text:p>
      <text:p text:style-name="Standard"/>
      <text:p text:style-name="Standard"><text:soft-page-break/>seeking inequality. Shekinah , God's presence is among those who choose their words wisely, who</text:p>
      <text:p text:style-name="Standard"/>
      <text:p text:style-name="Standard">walk in purity of body and love despite being hated by strangers.</text:p>
      <text:p text:style-name="Standard"/>
      <text:p text:style-name="Standard">He the Lord is One, no one is equal to Him, He Connected to all by a thread of love,</text:p>
      <text:p text:style-name="Standard"/>
      <text:p text:style-name="Standard">Reciprocate to the followers of all faiths love for love, without using jokes or being reckless in</text:p>
      <text:p text:style-name="Standard"/>
      <text:p text:style-name="Standard">words, respond with words of kindness and greeting to all people. Insulting speech yes to</text:p>
      <text:p text:style-name="Standard"/>
      <text:p text:style-name="Standard">strangers and the Bayan people should not take place. The sincere advice is that the dove of</text:p>
      <text:p text:style-name="Standard"/>
      <text:p text:style-name="Standard">peace should dawn over our heads, that we may rest with the Shekinah in the presence of G-d</text:p>
      <text:p text:style-name="Standard"/>
      <text:p text:style-name="Standard">Himself.</text:p>
      <text:p text:style-name="Standard"/>
      <text:p text:style-name="Standard">He the Lord is One, no one is equal to Him, He takes care of everything</text:p>
      <text:p text:style-name="Standard"/>
      <text:p text:style-name="Standard">Reciprocate love for love among yourselves, even if you disagree among yourselves, let not your</text:p>
      <text:p text:style-name="Standard"/>
      <text:p text:style-name="Standard">plurality of opinion divide and separate you. How much stronger are you in the camp of the</text:p>
      <text:p text:style-name="Standard"/>
      <text:p text:style-name="Standard">Shekinah gathered in unity, than outside the desert alone? Those who bring confusion worship</text:p>
      <text:p text:style-name="Standard"><text:soft-page-break/></text:p>
      <text:p text:style-name="Standard">more of their own self in place of God, by this it is said that unclean spirits engage in confusion and</text:p>
      <text:p text:style-name="Standard"/>
      <text:p text:style-name="Standard">disrespect for God.</text:p>
      <text:p text:style-name="Standard"/>
      <text:p text:style-name="Standard">He the Lord is One, no one is equal to Him, He is the Cause of all causes</text:p>
      <text:p text:style-name="Standard"/>
      <text:p text:style-name="Standard">From within man, they say, comes all insulting speech, all gossip, all mockery, all hatred, all unholy</text:p>
      <text:p text:style-name="Standard"/>
      <text:p text:style-name="Standard">speech. Do people destroy themselves, even unclean spirits are not the result of their actions? On</text:p>
      <text:p text:style-name="Standard"/>
      <text:p text:style-name="Standard">the contrary, it is in people that all evil lies dormant, they can become angels of light or devils of</text:p>
      <text:p text:style-name="Standard"/>
      <text:p text:style-name="Standard">malice. Satan sent by God, only tempts, but we govern ourselves, we ourselves choose good or</text:p>
      <text:p text:style-name="Standard"/>
      <text:p text:style-name="Standard">evil? Truly.</text:p>
      <text:p text:style-name="Standard"/>
      <text:p text:style-name="Standard">He the Lord is One, no one is equal to Him, He expresses Himself in the power of His attributes.</text:p>
      <text:p text:style-name="Standard"/>
      <text:p text:style-name="Standard">O speak words of consolation to the afflicted, speak words of admonition to the sinners, speak</text:p>
      <text:p text:style-name="Standard"/>
      <text:p text:style-name="Standard"><text:soft-page-break/>words of beauty to soothe souls. Simple are those who curse excessively, those who share an evil</text:p>
      <text:p text:style-name="Standard"/>
      <text:p text:style-name="Standard">presence, just as the holy people dwell in the midst of God's presence.</text:p>
      <text:p text:style-name="Standard"/>
      <text:p text:style-name="Standard">He the Lord is One, no one is equal to Him, He is Abundant in grace,</text:p>
      <text:p text:style-name="Standard"/>
      <text:p text:style-name="Standard">Separate yourselves from deceitful speech with a wall, call forbidden speech - mockery, dragging</text:p>
      <text:p text:style-name="Standard"/>
      <text:p text:style-name="Standard">yourselves for the praise of good, dragging yourselves for the praise of the One God, nor serve</text:p>
      <text:p text:style-name="Standard"/>
      <text:p text:style-name="Standard">curses.</text:p>
      <text:p text:style-name="Standard"/>
      <text:p text:style-name="Standard">He the Lord is One, no one is equal to Him, He is the Helper in need,</text:p>
      <text:p text:style-name="Standard"/>
      <text:p text:style-name="Standard">With God , there is no division between men and women. Likewise in Him is manifested Himself as</text:p>
      <text:p text:style-name="Standard"/>
      <text:p text:style-name="Standard">well as His Heavenly Maiden - the Shekinah. O servant of God, walking the path of righteousness</text:p>
      <text:p text:style-name="Standard"/>
      <text:p text:style-name="Standard">and innocence, the Lord will dispel all darkness, joy will reach the Lord, for the earth will become</text:p>
      <text:p text:style-name="Standard"/>
      <text:p text:style-name="Standard">holier than the heavens.</text:p>
      <text:p text:style-name="Standard"/>
      <text:p text:style-name="Standard">He the Lord is One, no one is equal to Him, He is the Sustainer of all,</text:p>
      <text:p text:style-name="Standard"><text:soft-page-break/></text:p>
      <text:p text:style-name="Standard">O longer shall darkness cover the earth. Enlighten us Shekinah, give us Thy knowledge, Let the</text:p>
      <text:p text:style-name="Standard"/>
      <text:p text:style-name="Standard">Light of the Lord dispel the darkness! This Writings are the Sacred Teaching for all peoples, the</text:p>
      <text:p text:style-name="Standard">Holy One</text:p>
      <text:p text:style-name="Standard"/>
      <text:p text:style-name="Standard">Blessed reveals all mysteries in it, thanks to it the people of God are crowned with a tower of joy</text:p>
      <text:p text:style-name="Standard"/>
      <text:p text:style-name="Standard">and the heaven of good words and the land of righteous thoughts , rises before their eyes.</text:p>
      <text:p text:style-name="Standard"/>
      <text:p text:style-name="Standard">He the Lord is One, no one is equal to Him, He is Ahura Mazda and Ahirman,</text:p>
      <text:p text:style-name="Standard"/>
      <text:p text:style-name="Standard">No man can rule over another, all are created equal among themselves. Pride, selfishness and</text:p>
      <text:p text:style-name="Standard"/>
      <text:p text:style-name="Standard">desire for power is the reason for the world to be destroyed. People can destroy themselves</text:p>
      <text:p text:style-name="Standard"/>
      <text:p text:style-name="Standard">through the desire to honor themselves in place of the Most High God, through mundane desires</text:p>
      <text:p text:style-name="Standard"/>
      <text:p text:style-name="Standard">and unbridled selfishness. God is the Destroyer of evil – it Chaos itself and</text:p>
      <text:p text:style-name="Standard"/>
      <text:p text:style-name="Standard">the Creator of good – Wise Lord , He destroys selfishness and exalts</text:p>
      <text:p text:style-name="Standard"/>
      <text:p text:style-name="Standard">generosity and mercy,</text:p>
      <text:p text:style-name="Standard"><text:soft-page-break/></text:p>
      <text:p text:style-name="Standard">He destroys pride and rejoices in meekness, He destroys the thirst for power and gives power to</text:p>
      <text:p text:style-name="Standard"/>
      <text:p text:style-name="Standard">the humble.</text:p>
      <text:p text:style-name="Standard"/>
      <text:p text:style-name="Standard">He the Lord is One, no one is equal to Him, He is the Lord of peace and defensive war,</text:p>
      <text:p text:style-name="Standard"/>
      <text:p text:style-name="Standard">The man who stands over the abyss is the one who speaks deceitful words, the one who dares to</text:p>
      <text:p text:style-name="Standard"/>
      <text:p text:style-name="Standard">call falsehood good and calls truth a lie, the one who speaks false language to glorify his person,</text:p>
      <text:p text:style-name="Standard"/>
      <text:p text:style-name="Standard">the one who is great in vanity and earthly goods - instead of giving away for the sake of God, for</text:p>
      <text:p text:style-name="Standard"/>
      <text:p text:style-name="Standard">the poor. If everyone read these Words so eagerly, the Lord would have sent paradise into the</text:p>
      <text:p text:style-name="Standard"/>
      <text:p text:style-name="Standard">world long ago, from the ruins of selfishness, hatred and divisions there would have been a "new</text:p>
      <text:p text:style-name="Standard"/>
      <text:p text:style-name="Standard">heaven and earth".</text:p>
      <text:p text:style-name="Standard"/>
      <text:p text:style-name="Standard">He the Lord is One, no one is equal to Him, He is the One to whom all souls living and dead pay</text:p>
      <text:p text:style-name="Standard"/>
      <text:p text:style-name="Standard">homage,</text:p>
      <text:p text:style-name="Standard"><text:soft-page-break/></text:p>
      <text:p text:style-name="Standard">Death, slaughter , hatred, seeking vengeance was shared by clerical Christians and Muslims, Jews</text:p>
      <text:p text:style-name="Standard"/>
      <text:p text:style-name="Standard">. It is time to find peace , it is also time to say an end to all hatred , all unrest and all seeking of</text:p>
      <text:p text:style-name="Standard"/>
      <text:p text:style-name="Standard">vengeance .</text:p>
      <text:p text:style-name="Standard"/>
      <text:p text:style-name="Standard">He the Lord is One, no one is equal to Him, He is the Defender against evil,</text:p>
      <text:p text:style-name="Standard"/>
      <text:p text:style-name="Standard">May the Beneficent One not be harsh to us, for He is far from all hatred.</text:p>
      <text:p text:style-name="Standard"/>
      <text:p text:style-name="Standard">He, the Lord, is One, no one is equal to Him, He is the All-Invisible,</text:p>
      <text:p text:style-name="Standard"/>
      <text:p text:style-name="Standard">The Holy Blessed God counted all the lies of the clergy of Christians, the imams of Islam, the</text:p>
      <text:p text:style-name="Standard"/>
      <text:p text:style-name="Standard">rabbis of the Jews, and had them recorded in the books of Heaven. The worst sin of Christians is</text:p>
      <text:p text:style-name="Standard"/>
      <text:p text:style-name="Standard">adding accomplices to God, the worst sin of Muslims is directing worship to war and spreading</text:p>
      <text:p text:style-name="Standard"/>
      <text:p text:style-name="Standard">hatred, the worst sin of Jews is evil speech. Be careful o clerics, do not read your Scriptures so as</text:p>
      <text:p text:style-name="Standard"/>
      <text:p text:style-name="Standard">to pronounce mere lies. You say - we call to Allah, but the Lord does not listen, for have you</text:p>
      <text:p text:style-name="Standard"/>
      <text:p text:style-name="Standard"><text:soft-page-break/>covered up the true message of your Books?</text:p>
      <text:p text:style-name="Standard"/>
      <text:p text:style-name="Standard">He the Lord is One, no one is equal to Him, He is without form,</text:p>
      <text:p text:style-name="Standard"/>
      <text:p text:style-name="Standard">It is an eternal principle to love the stranger and thy neighbor as thyself. Likewise whoever</text:p>
      <text:p text:style-name="Standard"/>
      <text:p text:style-name="Standard">transgresses , should admonish him, then he will spare the soul of the stranger and his neighbor.</text:p>
      <text:p text:style-name="Standard"/>
      <text:p text:style-name="Standard">He the Lord is One, no one is equal to Him, He is Omnipresent,</text:p>
      <text:p text:style-name="Standard"/>
      <text:p text:style-name="Standard">No soul can intercede during his life, so that the soul of the deceased may experience intercession.</text:p>
      <text:p text:style-name="Standard"/>
      <text:p text:style-name="Standard">The afflicted cannot reach the depths of the knowledge of the Lord after passing into the afterlife.</text:p>
      <text:p text:style-name="Standard"/>
      <text:p text:style-name="Standard">Here in these earthly bodies those seek in vain for reckoning, who think they can gain something</text:p>
      <text:p text:style-name="Standard"/>
      <text:p text:style-name="Standard">after death or reverse the past. Let us nurture our souls during this earthly journey, then surely the</text:p>
      <text:p text:style-name="Standard"/>
      <text:p text:style-name="Standard">poor spiritually will find solace, for he poured out his thoughts before God, and the Lord did not</text:p>
      <text:p text:style-name="Standard"/>
      <text:p text:style-name="Standard">leave him with Nothing.</text:p>
      <text:p text:style-name="Standard"/>
      <text:p text:style-name="Standard">He the Lord is One, no one is equal to Him, He is Completely good in His form,</text:p>
      <text:p text:style-name="Standard"><text:soft-page-break/></text:p>
      <text:p text:style-name="Standard">When the soul separates from the body, it rests, if it is good, in the peace of souls , in the assembly</text:p>
      <text:p text:style-name="Standard"/>
      <text:p text:style-name="Standard">of souls. Likewise also awaits the fate of the souls of the unrighteous, where darkness, and</text:p>
      <text:p text:style-name="Standard"/>
      <text:p text:style-name="Standard">separation from God is a greater suffering than hell and eternal torment. Good souls go to their</text:p>
      <text:p text:style-name="Standard"/>
      <text:p text:style-name="Standard">place of rest, unrighteous souls who do not repent in the peace of iniquity await eternal separation</text:p>
      <text:p text:style-name="Standard"/>
      <text:p text:style-name="Standard">from God. There are also hungry souls who wander the earth, they are called evil spirits - the sins</text:p>
      <text:p text:style-name="Standard"/>
      <text:p text:style-name="Standard">of humans bring them into the world, and the iniquity of human deeds attracts them to act. Nor has</text:p>
      <text:p text:style-name="Standard"/>
      <text:p text:style-name="Standard">any angel fallen, nor has any Satan been the devil, but he serves God in His Holy Council.</text:p>
      <text:p text:style-name="Standard"/>
      <text:p text:style-name="Standard">He, the Lord, is One, no one is equal to Him, He is the maker of goodness from the fallen,</text:p>
      <text:p text:style-name="Standard"/>
      <text:p text:style-name="Standard">Neither be reluctant to worship dowries, or the dead, or God at burials. The Lord has commanded</text:p>
      <text:p text:style-name="Standard"/>
      <text:p text:style-name="Standard">to beware of this, as every hungry spirit desires to worship therein, in His place.</text:p>
      <text:p text:style-name="Standard"/>
      <text:p text:style-name="Standard">He the Lord is One, no one is equal to Him, He is the Immortal,</text:p>
      <text:p text:style-name="Standard"/>
      <text:p text:style-name="Standard"><text:soft-page-break/>Direct the words of your prayers only to God, for Heaven has commanded not to direct your</text:p>
      <text:p text:style-name="Standard"/>
      <text:p text:style-name="Standard">prayers to the dead, nor to the living, nor to the angels, nor to any creature. The Heavens</text:p>
      <text:p text:style-name="Standard"/>
      <text:p text:style-name="Standard">commanded to elevate God above this earthly existence, commanded to Love the Lord with all</text:p>
      <text:p text:style-name="Standard"/>
      <text:p text:style-name="Standard">your heart and to call Him alone the Savior.</text:p>
      <text:p text:style-name="Standard"/>
      <text:p text:style-name="Standard">He the Lord is One, no one is equal to Him, He is the Deliverer from evil,</text:p>
      <text:p text:style-name="Standard"/>
      <text:p text:style-name="Standard">May the Will of the Lord be done - May He become the King of all the earth. Open our heart, O</text:p>
      <text:p text:style-name="Standard"/>
      <text:p text:style-name="Standard">God, that we may worship Thee with pure language not stained by the language of idolaters. May</text:p>
      <text:p text:style-name="Standard"/>
      <text:p text:style-name="Standard">the souls of those who transgress thy precepts be transformed, may they experience forgiveness</text:p>
      <text:p text:style-name="Standard"/>
      <text:p text:style-name="Standard">in the One God, the willing Forgiver. In our grief may God adorn us in our supplications, may our</text:p>
      <text:p text:style-name="Standard"/>
      <text:p text:style-name="Standard">reconciliation be established.</text:p>
      <text:p text:style-name="Standard"/>
      <text:p text:style-name="Standard">He the Lord is One, no one is equal to Him, He is the Fulfiller of all desires,</text:p>
      <text:p text:style-name="Standard"/>
      <text:p text:style-name="Standard">Our Lord is abundant in Mercy, let us also distribute kindness, mercy and let us sincerely love</text:p>
      <text:p text:style-name="Standard"><text:soft-page-break/></text:p>
      <text:p text:style-name="Standard">strangers, loved ones and neighbors.</text:p>
      <text:p text:style-name="Standard"/>
      <text:p text:style-name="Standard">He the Lord is One, no one is equal to Him, He is the Greatest Judge,</text:p>
      <text:p text:style-name="Standard"/>
      <text:p text:style-name="Standard">Just as a woman unites with a man, so the Lord unites with the Divine Shekinah, in Him Words and</text:p>
      <text:p text:style-name="Standard"/>
      <text:p text:style-name="Standard">Soul unite. The man, like the Lord, is the Word, giving life, and the woman is the receiving soul with</text:p>
      <text:p text:style-name="Standard"/>
      <text:p text:style-name="Standard">joy. In the unborn child, who has not emerged from his mother's womb, is contained the promise of</text:p>
      <text:p text:style-name="Standard"/>
      <text:p text:style-name="Standard">the union of Word and Soul. The child is thus the fruit of the rebirth of Word and Soul.</text:p>
      <text:p text:style-name="Standard"/>
      <text:p text:style-name="Standard">He the Lord is One, no one is equal to Him, He is Merciful</text:p>
      <text:p text:style-name="Standard"/>
      <text:p text:style-name="Standard">Whoever separates his Soul from the Word, surely despises the child who is its fruit. David's</text:p>
      <text:p text:style-name="Standard"/>
      <text:p text:style-name="Standard">prayers rested on blessing his children, as the Soul and the Word are contained in the seed. So he</text:p>
      <text:p text:style-name="Standard"/>
      <text:p text:style-name="Standard">blessed his children with all his soul and in Words full of purity.</text:p>
      <text:p text:style-name="Standard"/>
      <text:p text:style-name="Standard">He the Lord is One, no one is equal to Him, He is the Compassionate One,</text:p>
      <text:p text:style-name="Standard"/>
      <text:p text:style-name="Standard"><text:soft-page-break/>God's eyes are over the righteous, and He looks forward to them day and night. Good deeds are</text:p>
      <text:p text:style-name="Standard"/>
      <text:p text:style-name="Standard">the result of bounty, and the love of God draws the righteous to do righteousness. Thus, the Lord</text:p>
      <text:p text:style-name="Standard"/>
      <text:p text:style-name="Standard">watches over the righteous, evil does not lurk, and the angels of righteousness extend their</text:p>
      <text:p text:style-name="Standard"/>
      <text:p text:style-name="Standard">protection over them.</text:p>
      <text:p text:style-name="Standard"/>
      <text:p text:style-name="Standard">He the Lord is One, no one is equal to Him, He is the Invincible One,</text:p>
      <text:p text:style-name="Standard"/>
      <text:p text:style-name="Standard">The waves are rising in anger, but the people of righteousness will become like the sand of the</text:p>
      <text:p text:style-name="Standard"/>
      <text:p text:style-name="Standard">sea. The sand that surrounds the Rock of the Lord , will certainly not be flooded , the waves will be</text:p>
      <text:p text:style-name="Standard"/>
      <text:p text:style-name="Standard">broken and withdraw.</text:p>
      <text:p text:style-name="Standard"/>
      <text:p text:style-name="Standard">He the Lord is One, no one is equal to Him, He is the One who never Deceives,</text:p>
      <text:p text:style-name="Standard"/>
      <text:p text:style-name="Standard">No evil can reach us if we build a fortified city of righteous deeds, full of virtue and respect by</text:p>
      <text:p text:style-name="Standard"/>
      <text:p text:style-name="Standard">others. No evil will enter the fortified castle, nor will any deception or temptation of evil be our</text:p>
      <text:p text:style-name="Standard"/>
      <text:p text:style-name="Standard"><text:soft-page-break/>share. God will become our Defender, Only the Lord will become our Savior. Mercy is rendered on</text:p>
      <text:p text:style-name="Standard"/>
      <text:p text:style-name="Standard">this earth as mercy , evil is followed by punishment and judgment, and righteousness is followed</text:p>
      <text:p text:style-name="Standard"/>
      <text:p text:style-name="Standard">by reward.</text:p>
      <text:p text:style-name="Standard"/>
      <text:p text:style-name="Standard">Amen</text:p>
      <text:p text:style-name="Standard"/>
      <text:p text:style-name="Standard"/>
      <text:p text:style-name="Standard"/>
      <text:p text:style-name="Standard"/>
      <text:p text:style-name="P2">Letter about family</text:p>
      <text:p text:style-name="P2">Iggera al Beth </text:p>
      <text:p text:style-name="P1"/>
      <text:p text:style-name="Standard">Written in March 2023</text:p>
      <text:p text:style-name="Standard"/>
      <text:p text:style-name="Standard">O people who love only God,</text:p>
      <text:p text:style-name="Standard"/>
      <text:p text:style-name="Standard">To be able to love your child, your wife , you need to understand yourself.</text:p>
      <text:p text:style-name="Standard"/>
      <text:p text:style-name="Standard">The source of all human confusion , self-destruction is the lack of knowledge , the lack of</text:p>
      <text:p text:style-name="Standard"/>
      <text:p text:style-name="Standard">understanding of the reasons for walking in darkness.</text:p>
      <text:p text:style-name="Standard"/>
      <text:p text:style-name="Standard">Darkness in man is his inner selfishness , his nature absorbed in itself.</text:p>
      <text:p text:style-name="Standard"><text:soft-page-break/></text:p>
      <text:p text:style-name="Standard">A man absorbed only in his own person, such a person is immature to raise his offspring.</text:p>
      <text:p text:style-name="Standard"/>
      <text:p text:style-name="Standard">The father should be caring, should know the environment of the child, know his needs. Because</text:p>
      <text:p text:style-name="Standard"/>
      <text:p text:style-name="Standard">in the darkness of selfishness lies the underestimation of parents, elders as well as children</text:p>
      <text:p text:style-name="Standard"/>
      <text:p text:style-name="Standard">themselves. People spiritually die from lack of knowledge , are spiritually unconscious due to</text:p>
      <text:p text:style-name="Standard"/>
      <text:p text:style-name="Standard">ignorance , experience absentmindedness and anger during difficulties in the family. But this</text:p>
      <text:p text:style-name="Standard"/>
      <text:p text:style-name="Standard">anger should not be directed at one's children, one's wives, oneself, likewise wives should curb</text:p>
      <text:p text:style-name="Standard"/>
      <text:p text:style-name="Standard">excessive anger. Keep your eyes open, ears willing to listen.</text:p>
      <text:p text:style-name="Standard"/>
      <text:p text:style-name="Standard">Father and mother are to be the sustainers of the relationship with their children, they are the</text:p>
      <text:p text:style-name="Standard"/>
      <text:p text:style-name="Standard">feeders of their needs, they are the protectors from adversity.</text:p>
      <text:p text:style-name="Standard"/>
      <text:p text:style-name="Standard">The Lord created the heavens, the stars, therefore, as parents, they create a new environment -</text:p>
      <text:p text:style-name="Standard"/>
      <text:p text:style-name="Standard">heaven for their offspring, the stars are the dwelling place of his Holy Spirit. We should crown</text:p>
      <text:p text:style-name="Standard"><text:soft-page-break/></text:p>
      <text:p text:style-name="Standard">our children with the virtues of the Holy Spirit, as the Lord exalts the stars in the sky. Just as the</text:p>
      <text:p text:style-name="Standard"/>
      <text:p text:style-name="Standard">Father in heaven takes care of his creatures, parents should nourish the spiritual, social and</text:p>
      <text:p text:style-name="Standard"/>
      <text:p text:style-name="Standard">mental development of their children.</text:p>
      <text:p text:style-name="Standard"/>
      <text:p text:style-name="Standard">The Lord made a pair of twins the first human beings, and likewise in a family there is a need for</text:p>
      <text:p text:style-name="Standard"/>
      <text:p text:style-name="Standard">husband and wife to cooperate in raising children, just as Adam and Eve did in the Garden of</text:p>
      <text:p text:style-name="Standard"/>
      <text:p text:style-name="Standard">Eden.</text:p>
      <text:p text:style-name="Standard"/>
      <text:p text:style-name="Standard">The couple was equal to each other, for the wife the husband is the sustainer , for the husband</text:p>
      <text:p text:style-name="Standard"/>
      <text:p text:style-name="Standard">the wife is the counselor.</text:p>
      <text:p text:style-name="Standard"/>
      <text:p text:style-name="Standard">The question is decisive - what should be done when the basis of equality between husband and</text:p>
      <text:p text:style-name="Standard"/>
      <text:p text:style-name="Standard">wife is violated and shaken?</text:p>
      <text:p text:style-name="Standard"/>
      <text:p text:style-name="Standard">What should a righteous man do in such a circumstance?</text:p>
      <text:p text:style-name="Standard"/>
      <text:p text:style-name="Standard"><text:soft-page-break/>Turbulence exists in these relationships how is the husband to become the sustainer and the wife</text:p>
      <text:p text:style-name="Standard"/>
      <text:p text:style-name="Standard">the counselor? When the husband's power over the wife or the wife's power over the husband</text:p>
      <text:p text:style-name="Standard"/>
      <text:p text:style-name="Standard">prevails, the eternal balance is disturbed. Because of the imbalance in the marriage, they suffer,</text:p>
      <text:p text:style-name="Standard"/>
      <text:p text:style-name="Standard">the children suffer and the whole nation is shaken. Husbands, instead of loving their wives</text:p>
      <text:p text:style-name="Standard"/>
      <text:p text:style-name="Standard">unselfishly, are like selfish and promiscuous children - this behavior should be avoided. Similarly,</text:p>
      <text:p text:style-name="Standard"/>
      <text:p text:style-name="Standard">wives who crave excessive attention from their husbands are not cooperative - such behavior</text:p>
      <text:p text:style-name="Standard"/>
      <text:p text:style-name="Standard">should also be avoided.</text:p>
      <text:p text:style-name="Standard"/>
      <text:p text:style-name="Standard">Such a marriage has no heavenly foundation, is fragile and is shaken by any winds of momentary</text:p>
      <text:p text:style-name="Standard"/>
      <text:p text:style-name="Standard">discord. Similarly, when the husband's behavior is fruitless, boyish and careless - the wise wife</text:p>
      <text:p text:style-name="Standard"/>
      <text:p text:style-name="Standard">should seek help and all advice. Mother and Father should lead such a life as to enrich and not</text:p>
      <text:p text:style-name="Standard"/>
      <text:p text:style-name="Standard">emotionally impoverish themselves, as well as their children. Husband and wife should treat each</text:p>
      <text:p text:style-name="Standard"><text:soft-page-break/></text:p>
      <text:p text:style-name="Standard">other with respect, correcting each other's mistakes in gentleness, admonishing each other in</text:p>
      <text:p text:style-name="Standard"/>
      <text:p text:style-name="Standard">kind speech.</text:p>
      <text:p text:style-name="Standard"/>
      <text:p text:style-name="Standard">The healing power of the Father's and mother's love should be expressed in the gentle</text:p>
      <text:p text:style-name="Standard"/>
      <text:p text:style-name="Standard">admonitions of children. Instead of imposing conditions on children, they should be listened to -</text:p>
      <text:p text:style-name="Standard"/>
      <text:p text:style-name="Standard">the right way should be explained to them, and they themselves should choose the right way</text:p>
      <text:p text:style-name="Standard"/>
      <text:p text:style-name="Standard">with our support.</text:p>
      <text:p text:style-name="Standard"/>
      <text:p text:style-name="Standard">Let's hope that this advice has given you an explanation.</text:p>
      <text:p text:style-name="Standard"/>
      <text:p text:style-name="Standard">Amen.</text:p>
      <text:p text:style-name="Standard"/>
      <text:p text:style-name="Standard"/>
      <text:p text:style-name="Standard"/>
      <text:p text:style-name="P2">Letter in honor of <text:s/>Soraya 1)</text:p>
      <text:p text:style-name="P2">Iggera li Yeqara d Soraya </text:p>
      <text:p text:style-name="Standard">Written in February 2023</text:p>
      <text:p text:style-name="Standard"/>
      <text:p text:style-name="Standard">Behold the stoned innocents 2) ,</text:p>
      <text:p text:style-name="Standard"><text:soft-page-break/></text:p>
      <text:p text:style-name="Standard">Her blood of martyrdom reached the ears of God,</text:p>
      <text:p text:style-name="Standard"/>
      <text:p text:style-name="Standard">Her blood of martyrdom was seen by the angels,</text:p>
      <text:p text:style-name="Standard"/>
      <text:p text:style-name="Standard">She reached Paradise for her innocence,</text:p>
      <text:p text:style-name="Standard"/>
      <text:p text:style-name="Standard">With what, then, did she merit, since she was innocent?</text:p>
      <text:p text:style-name="Standard"/>
      <text:p text:style-name="Standard">The Lord does not accuse her, The Lord did not order this punishment but people,</text:p>
      <text:p text:style-name="Standard"/>
      <text:p text:style-name="Standard">Her husband contributed to her death? Could it be that jealousy , illegitimate judgments prevail</text:p>
      <text:p text:style-name="Standard"/>
      <text:p text:style-name="Standard">over reason?</text:p>
      <text:p text:style-name="Standard"/>
      <text:p text:style-name="Standard">Could it be that the husband of a debauchee desired his wife of fourteen years?</text:p>
      <text:p text:style-name="Standard"/>
      <text:p text:style-name="Standard">Does not the Lord see and repay violence ? He abhors violence.</text:p>
      <text:p text:style-name="Standard"/>
      <text:p text:style-name="Standard">The damned and the innocent were killed in the name of the Eternal One.</text:p>
      <text:p text:style-name="Standard"/>
      <text:p text:style-name="Standard">Yet God now rebukes the blood of anyone caught in a lie, in whom the lie was not found !</text:p>
      <text:p text:style-name="Standard"/>
      <text:p text:style-name="Standard">God will mention the blood of the innocent and repay the liar! Let the fire of the anointed Yosef be</text:p>
      <text:p text:style-name="Standard"/>
      <text:p text:style-name="Standard"><text:soft-page-break/>kindled, and let Him digest curses and all violence with His power!</text:p>
      <text:p text:style-name="Standard"/>
      <text:p text:style-name="Standard">Let Yosef burn the mosques and churches with his word! Let the nations see the Glory of God</text:p>
      <text:p text:style-name="Standard"/>
      <text:p text:style-name="Standard">Most High in those Days!</text:p>
      <text:p text:style-name="Standard"/>
      <text:p text:style-name="Standard">God has promised so let it be done - to treat all equally, so that no one is harmed.</text:p>
      <text:p text:style-name="Standard"/>
      <text:p text:style-name="Standard">Amen.</text:p>
      <text:p text:style-name="Standard"/>
      <text:list xml:id="list4342494334062608393" text:style-name="L2">
        <text:list-item>
          <text:p text:style-name="P3">Soraya Manutchehri - In 1985, a 35-year-old woman, Soraya Manutchehri, was stoned to death for being found guilty of alleged adultery in Kupayeh, Iran.</text:p>
        </text:list-item>
        <text:list-item>
          <text:p text:style-name="P3">Written in memory of the women who were murdered in this cruel way.</text:p>
        </text:list-item>
      </text:list>
      <text:p text:style-name="Standard"/>
      <text:p text:style-name="Standard"/>
      <text:p text:style-name="Standard"/>
      <text:p text:style-name="P2">O listen </text:p>
      <text:p text:style-name="P2">Shema na</text:p>
      <text:p text:style-name="Standard"/>
      <text:p text:style-name="Standard">Written in November 2022</text:p>
      <text:p text:style-name="Standard"/>
      <text:p text:style-name="Standard">O listen this wonderful news to the whole world,</text:p>
      <text:p text:style-name="Standard"/>
      <text:p text:style-name="Standard">The Lord has clothed us in garments of suffering,</text:p>
      <text:p text:style-name="Standard"/>
      <text:p text:style-name="Standard">The Lord has clothed us in the trials of life,</text:p>
      <text:p text:style-name="Standard"><text:soft-page-break/></text:p>
      <text:p text:style-name="Standard">The Lord has clothed us in great joy,</text:p>
      <text:p text:style-name="Standard"/>
      <text:p text:style-name="Standard">The Lord will unite us all, He will carry us to the Holy Mountain</text:p>
      <text:p text:style-name="Standard"/>
      <text:p text:style-name="Standard">Walk ye therefore and drink, say ye not that ye are thirsty?</text:p>
      <text:p text:style-name="Standard"/>
      <text:p text:style-name="Standard">The Lord has brought forth from my inner self the very treasures,</text:p>
      <text:p text:style-name="Standard"/>
      <text:p text:style-name="Standard">He has adorned us with His Holy Arm,</text:p>
      <text:p text:style-name="Standard"/>
      <text:p text:style-name="Standard">We, shoulder to shoulder, shall be as brothers,</text:p>
      <text:p text:style-name="Standard"/>
      <text:p text:style-name="Standard">At that moment they will no longer say - we have an enemy, we no longer have an enemy?</text:p>
      <text:p text:style-name="Standard"/>
      <text:p text:style-name="Standard">So let them not think - he has lost his mind,</text:p>
      <text:p text:style-name="Standard"/>
      <text:p text:style-name="Standard">On the contrary, I see life instead of downfall,</text:p>
      <text:p text:style-name="Standard"/>
      <text:p text:style-name="Standard">I see brotherhood instead of war,</text:p>
      <text:p text:style-name="Standard"/>
      <text:p text:style-name="Standard">I see peace instead of bloodshed,</text:p>
      <text:p text:style-name="Standard"/>
      <text:p text:style-name="Standard">you need God, not me alone,</text:p>
      <text:p text:style-name="Standard"/>
      <text:p text:style-name="Standard">ye need reconciliation with Him, therefore follow not mortals</text:p>
      <text:p text:style-name="Standard"><text:soft-page-break/></text:p>
      <text:p text:style-name="Standard">ye need His love, therefore ask in sincerity of heart for your salvation</text:p>
      <text:p text:style-name="Standard"/>
      <text:p text:style-name="Standard">Let all that I ask be done</text:p>
      <text:p text:style-name="Standard"/>
      <text:p text:style-name="Standard">Therefore let them say - Amen, and all will be fulfilled.</text:p>
      <text:p text:style-name="Standard"/>
      <text:p text:style-name="Standard">God chose me not for the sake of exalting my name,</text:p>
      <text:p text:style-name="Standard"/>
      <text:p text:style-name="Standard">but for the sake of chastening me and burdening me with illness,</text:p>
      <text:p text:style-name="Standard"/>
      <text:p text:style-name="Standard">he will unite the dispersed and adorn them with the garments of righteousness,</text:p>
      <text:p text:style-name="Standard"/>
      <text:p text:style-name="Standard">he will surround them with love, he will not snatch them out of his hand,</text:p>
      <text:p text:style-name="Standard"/>
      <text:p text:style-name="Standard">he is the wonderful Lord of peace, spreading righteousness</text:p>
      <text:p text:style-name="Standard"/>
      <text:p text:style-name="Standard">He is love, a Father steadfast in His resolve</text:p>
      <text:p text:style-name="Standard"/>
      <text:p text:style-name="Standard">Let them therefore say - Amen, and let the nations see his glory and the Splendor of his Presence,</text:p>
      <text:p text:style-name="Standard"/>
      <text:p text:style-name="Standard">Let the nations therefore be silent, and let doubt be cast upon them,</text:p>
      <text:p text:style-name="Standard"/>
      <text:p text:style-name="Standard">Therefore let hatred be unleashed upon me, and I will bear the punishment for their sins,</text:p>
      <text:p text:style-name="Standard"/>
      <text:p text:style-name="Standard">Therefore let them say - Amen, until all is fulfilled.</text:p>
      <text:p text:style-name="Standard"><text:soft-page-break/></text:p>
      <text:p text:style-name="Standard">Become steadfast the sanctuary of the Lord, gather the dispersed of Israel,</text:p>
      <text:p text:style-name="Standard"/>
      <text:p text:style-name="Standard">Establish purity of language on the Holy Mountain of the Lord,</text:p>
      <text:p text:style-name="Standard"/>
      <text:p text:style-name="Standard">Let all the world desire only the One, Let only His name exalt!</text:p>
      <text:p text:style-name="Standard"/>
      <text:p text:style-name="Standard">Is not the Arm of God God Himself, why then do you doubt the name of the Most High?</text:p>
      <text:p text:style-name="Standard"/>
      <text:p text:style-name="Standard">Do you not comprehend that God is the Lord of all the earth, He is the exalted Savior,</text:p>
      <text:p text:style-name="Standard"/>
      <text:p text:style-name="Standard">the only Savior of mankind!</text:p>
      <text:p text:style-name="Standard"/>
      <text:p text:style-name="Standard">He is the First and the Last, let His name be exalted among the nations,</text:p>
      <text:p text:style-name="Standard"/>
      <text:p text:style-name="Standard">He has always existed , from everlasting to everlasting Unchangeable,</text:p>
      <text:p text:style-name="Standard"/>
      <text:p text:style-name="Standard">Lord and Creator of all things, Merciful and Forgiving,</text:p>
      <text:p text:style-name="Standard"/>
      <text:p text:style-name="Standard">He is the Convener and the Deliverer in the trials of life, in all suffering</text:p>
      <text:p text:style-name="Standard"/>
      <text:p text:style-name="Standard">He is the Convener and the Only Redeemer, Let Him alone exalt Himself among nations,</text:p>
      <text:p text:style-name="Standard"/>
      <text:p text:style-name="Standard">Let him only they give glory to,</text:p>
      <text:p text:style-name="Standard"/>
      <text:p text:style-name="Standard">O return Shekinah, let us know you, let your Spirit lead us to all knowledge,</text:p>
      <text:p text:style-name="Standard"><text:soft-page-break/></text:p>
      <text:p text:style-name="Standard">O return Shekinah make Thyself known in our lifetime, may Thy presence appear to us in full,</text:p>
      <text:p text:style-name="Standard"/>
      <text:p text:style-name="Standard">O return Shekinah and drive away all unclean spirits,</text:p>
      <text:p text:style-name="Standard"/>
      <text:p text:style-name="Standard">Therefore doubt not, the Lord keeps His promises,</text:p>
      <text:p text:style-name="Standard"/>
      <text:p text:style-name="Standard">Our perseverance is in His Power,</text:p>
      <text:p text:style-name="Standard"/>
      <text:p text:style-name="Standard">His love is our strengthening and strength,</text:p>
      <text:p text:style-name="Standard"/>
      <text:p text:style-name="Standard">He is the Deliverer from the tempter of our flesh,</text:p>
      <text:p text:style-name="Standard"/>
      <text:p text:style-name="Standard">He is the Merciful Deliverer of mankind,</text:p>
      <text:p text:style-name="Standard"/>
      <text:p text:style-name="Standard">Walk therefore and do not listen to the mundane talk of the clergy?</text:p>
      <text:p text:style-name="Standard"/>
      <text:p text:style-name="Standard">Walk on the Mount of the Lord, and obey the Words of the Almighty.</text:p>
      <text:p text:style-name="Standard"/>
      <text:p text:style-name="Standard">Amen.</text:p>
      <text:p text:style-name="Standard"/>
      <text:p text:style-name="Standard"/>
      <text:p text:style-name="Standard"/>
      <text:p text:style-name="Standard"/>
      <text:p text:style-name="Standard"/>
      <text:p text:style-name="P2"><text:soft-page-break/>First Prayer on the Hag d-Shlama</text:p>
      <text:p text:style-name="P2">Munajad Qadmaya al Hag d-Shlama</text:p>
      <text:p text:style-name="Standard"/>
      <text:p text:style-name="Standard">Written in September 2022</text:p>
      <text:p text:style-name="Standard"/>
      <text:p text:style-name="Standard">"He is the One, the indivisible, the Creator of all things.</text:p>
      <text:p text:style-name="Standard"/>
      <text:p text:style-name="Standard">He Who hateth not, but loveth. He Who neither fears nor hates. He from ever existing , not born</text:p>
      <text:p text:style-name="Standard"/>
      <text:p text:style-name="Standard">nor like anyone.. In him we rejoice, his serenity is unchanging and his Word is eternal. Let us be</text:p>
      <text:p text:style-name="Standard"/>
      <text:p text:style-name="Standard">the fountain of friendship as He is, let us be the key to open the doors of His angels, to enter the</text:p>
      <text:p text:style-name="Standard"/>
      <text:p text:style-name="Standard">court of His love" 1)</text:p>
      <text:p text:style-name="Standard"/>
      <text:p text:style-name="Standard">"This one drop is part of the ocean , it is a worship of the divinity and understanding of his mercy ,</text:p>
      <text:p text:style-name="Standard"/>
      <text:p text:style-name="Standard">his qualities" 2a) – "divine attributes "2b).</text:p>
      <text:p text:style-name="Standard"/>
      <text:p text:style-name="Standard">"By the greatness and Majesty of God ! , the only true King of the Universe !"2c)</text:p>
      <text:p text:style-name="Standard"/>
      <text:p text:style-name="Standard">Look the most benevolent of His names is Lord of Wisdom among the " divine attributes" 2b),the</text:p>
      <text:p text:style-name="Standard"/>
      <text:p text:style-name="Standard"><text:soft-page-break/>saints live among the "living creatures" 3) therefore let them care and protect them.</text:p>
      <text:p text:style-name="Standard"/>
      <text:p text:style-name="Standard">For the Almighty Father we "pay him only reverence and worship" 2d)</text:p>
      <text:p text:style-name="Standard"/>
      <text:p text:style-name="Standard">Look the most beneficent of His names is Lord of Wisdom. We honour Him with our of whole spirit ,</text:p>
      <text:p text:style-name="Standard"/>
      <text:p text:style-name="Standard">soul and body. And we " respect the souls"4), of holy men and women.</text:p>
      <text:p text:style-name="Standard"/>
      <text:p text:style-name="Standard">Therefore "clothe yourselves with righteousness, become angels inhabiting this earth, become holy</text:p>
      <text:p text:style-name="Standard"/>
      <text:p text:style-name="Standard">angels bringing paradise to this earth" 5)</text:p>
      <text:p text:style-name="Standard"/>
      <text:p text:style-name="Standard">"Be angels of his righteousness with which he has called you into being, he has made you holy,</text:p>
      <text:p text:style-name="Standard"/>
      <text:p text:style-name="Standard">virtuous in your deeds" 6)</text:p>
      <text:p text:style-name="Standard"/>
      <text:p text:style-name="Standard">"We have the task to be angels for God, we have the duty to bring the best values, well-being of</text:p>
      <text:p text:style-name="Standard"/>
      <text:p text:style-name="Standard">body and spirit to this world, so as to illuminate this garden of spirit with the radiance of God. This</text:p>
      <text:p text:style-name="Standard"/>
      <text:p text:style-name="Standard">is the greatest treasure" 7)"</text:p>
      <text:p text:style-name="Standard"/>
      <text:p text:style-name="Standard">"Our Lord has appointed us angels of heaven here on earth to do all righteousness and to</text:p>
      <text:p text:style-name="Standard"><text:soft-page-break/></text:p>
      <text:p text:style-name="Standard">acquaint the Lord's people with all the virtues of heaven. So let us follow this path toward heaven</text:p>
      <text:p text:style-name="Standard"/>
      <text:p text:style-name="Standard">to become One with God. He is the only Creator, the only Savior, the only one who forgives</text:p>
      <text:p text:style-name="Standard"/>
      <text:p text:style-name="Standard">trespasses"</text:p>
      <text:p text:style-name="Standard"/>
      <text:p text:style-name="Standard">Amen.</text:p>
      <text:p text:style-name="Standard"/>
      <text:p text:style-name="Standard">1) Gems - 1087</text:p>
      <text:p text:style-name="Standard"/>
      <text:p text:style-name="Standard">2)</text:p>
      <text:p text:style-name="Standard"/>
      <text:p text:style-name="Standard">2a - Gems - 937</text:p>
      <text:p text:style-name="Standard"/>
      <text:p text:style-name="Standard">2b - ‘GOD passed before him as an image of a man clothed in a cloak and wearing tefillin, and</text:p>
      <text:p text:style-name="Standard"/>
      <text:p text:style-name="Standard">proclaimed the 13 attributes of Divine mercy: ‘[1] GOD has mercy on the potential sinner, helping</text:p>
      <text:p text:style-name="Standard">him to</text:p>
      <text:p text:style-name="Standard"/>
      <text:p text:style-name="Standard">resist the temptation to sin; [2] GOD has mercy on the actual sinner, allowing him to repent; [3] He</text:p>
      <text:p text:style-name="Standard">is a</text:p>
      <text:p text:style-name="Standard"/>
      <text:p text:style-name="Standard">gracious God; He is [4] compassionate and [5] merciful; [6] He is slow to show His anger by</text:p>
      <text:p text:style-name="Standard"><text:soft-page-break/>punishing,</text:p>
      <text:p text:style-name="Standard"/>
      <text:p text:style-name="Standard">waiting instead for the sinner to repent; [7] He abounds in undeserved kindness towards those who</text:p>
      <text:p text:style-name="Standard">do not</text:p>
      <text:p text:style-name="Standard"/>
      <text:p text:style-name="Standard">have sufficient merit of their own; [8] He also abounds in truth, faithfully rewarding those who obey</text:p>
      <text:p text:style-name="Standard"/>
      <text:p text:style-name="Standard">Him.’</text:p>
      <text:p text:style-name="Standard"/>
      <text:p text:style-name="Standard">2c - Gems - 932</text:p>
      <text:p text:style-name="Standard"/>
      <text:p text:style-name="Standard">2d - Gems - 1108</text:p>
      <text:p text:style-name="Standard"/>
      <text:p text:style-name="Standard">3)"living creatures" - are people, animals , plants</text:p>
      <text:p text:style-name="Standard"/>
      <text:p text:style-name="Standard">4)"respect the souls"- "Soul" is figuratively a living human being; human beings from their birth</text:p>
      <text:p text:style-name="Standard"/>
      <text:p text:style-name="Standard">become "living souls" .</text:p>
      <text:p text:style-name="Standard"/>
      <text:p text:style-name="Standard">5) Gems - 1111</text:p>
      <text:p text:style-name="Standard"/>
      <text:p text:style-name="Standard">6) Gems - 987</text:p>
      <text:p text:style-name="Standard"/>
      <text:p text:style-name="Standard">7) Gems - 1024</text:p>
      <text:p text:style-name="Standard"><text:soft-page-break/></text:p>
      <text:p text:style-name="Standard">8) Gems – 1013</text:p>
      <text:p text:style-name="Standard"/>
      <text:p text:style-name="Standard"/>
      <text:p text:style-name="P2">Second Prayer for Hag d-Shlama </text:p>
      <text:p text:style-name="P2">Munajad Tinyana al Hag d-Shlama </text:p>
      <text:p text:style-name="Standard"/>
      <text:p text:style-name="Standard">Written in September 2022</text:p>
      <text:p text:style-name="Standard"/>
      <text:p text:style-name="Standard">O ye faithful people, come together in prayer.</text:p>
      <text:p text:style-name="Standard"/>
      <text:p text:style-name="Standard">Come, ye shall remember the Mighty God</text:p>
      <text:p text:style-name="Standard"/>
      <text:p text:style-name="Standard">Lord "Redeemer and Savior" 1)</text:p>
      <text:p text:style-name="Standard"/>
      <text:p text:style-name="Standard">The Lord keep and protect us</text:p>
      <text:p text:style-name="Standard"/>
      <text:p text:style-name="Standard">The Lord guards and protects those who bring peace</text:p>
      <text:p text:style-name="Standard"/>
      <text:p text:style-name="Standard">"O Supreme Lord! - We draw near to You, and You give us solace" 2)</text:p>
      <text:p text:style-name="Standard"/>
      <text:p text:style-name="Standard">Call upon God for greetings him</text:p>
      <text:p text:style-name="Standard"/>
      <text:p text:style-name="Standard">"He is the Physician who heals all wounds" 3)</text:p>
      <text:p text:style-name="Standard"/>
      <text:p text:style-name="Standard">May God alone multiply peace love and happiness</text:p>
      <text:p text:style-name="Standard"><text:soft-page-break/></text:p>
      <text:p text:style-name="Standard">For believers in His Holy Name</text:p>
      <text:p text:style-name="Standard"/>
      <text:p text:style-name="Standard">Sing ye all the earth a song of joy to the Indivisible Lord</text:p>
      <text:p text:style-name="Standard"/>
      <text:p text:style-name="Standard">Praise Him, O heaven - the Most Wonderful Counsellor</text:p>
      <text:p text:style-name="Standard"/>
      <text:p text:style-name="Standard">Remember Him - O Protectors of Light</text:p>
      <text:p text:style-name="Standard"/>
      <text:p text:style-name="Standard">Be not grieved and say not - Am I grieved?</text:p>
      <text:p text:style-name="Standard"/>
      <text:p text:style-name="Standard">"Do not be overpowered by fear, for the Lord is stronger than evil!" 4)</text:p>
      <text:p text:style-name="Standard"/>
      <text:p text:style-name="Standard">He is a rest for the oppressed</text:p>
      <text:p text:style-name="Standard"/>
      <text:p text:style-name="Standard">He is the Wonderful Shepherd</text:p>
      <text:p text:style-name="Standard"/>
      <text:p text:style-name="Standard">On the shoulders of His staff He the Lord carries us</text:p>
      <text:p text:style-name="Standard"/>
      <text:p text:style-name="Standard">Glory to the almighty God</text:p>
      <text:p text:style-name="Standard"/>
      <text:p text:style-name="Standard">He is our Protector</text:p>
      <text:p text:style-name="Standard"/>
      <text:p text:style-name="Standard">The Lord full of forgiveness, loving people</text:p>
      <text:p text:style-name="Standard"/>
      <text:p text:style-name="Standard">He of noble name -</text:p>
      <text:p text:style-name="Standard"><text:soft-page-break/></text:p>
      <text:p text:style-name="Standard">"Wonderful Guardian, the Physician of the souls of men" 5)</text:p>
      <text:p text:style-name="Standard"/>
      <text:p text:style-name="Standard">In this day and in this time of joy.</text:p>
      <text:p text:style-name="Standard"/>
      <text:p text:style-name="Standard">"Let all joy reign in those homes where" 6) the Word of God "is spread" 6)</text:p>
      <text:p text:style-name="Standard"/>
      <text:p text:style-name="Standard">"Gather nobility, enrich oneself in love and goodness" 6)</text:p>
      <text:p text:style-name="Standard"/>
      <text:p text:style-name="Standard">Let the ruler of God himself come to earth, let him reveal himself to us</text:p>
      <text:p text:style-name="Standard"/>
      <text:p text:style-name="Standard">That our faith in the holiness of his Name may increase.</text:p>
      <text:p text:style-name="Standard"/>
      <text:p text:style-name="Standard">Amen.</text:p>
      <text:p text:style-name="Standard"/>
      <text:p text:style-name="Standard">1)Gems – 126</text:p>
      <text:p text:style-name="Standard"/>
      <text:p text:style-name="Standard">2)Gems – 88</text:p>
      <text:p text:style-name="Standard"/>
      <text:p text:style-name="Standard">3)Gems – 313</text:p>
      <text:p text:style-name="Standard"/>
      <text:p text:style-name="Standard">4)Gems – 804</text:p>
      <text:p text:style-name="Standard"/>
      <text:p text:style-name="Standard">5)Gems – 329</text:p>
      <text:p text:style-name="Standard"/>
      <text:p text:style-name="Standard">6)Gems – 577</text:p>
      <text:p text:style-name="Standard"><text:soft-page-break/></text:p>
      <text:p text:style-name="Standard"/>
      <text:p text:style-name="Standard"/>
      <text:p text:style-name="P2">Statement on the abolition of the Gospel</text:p>
      <text:p text:style-name="Standard"/>
      <text:p text:style-name="Standard">Written in May 2023</text:p>
      <text:p text:style-name="Standard"/>
      <text:p text:style-name="Standard">O obey the nations of my voice,</text:p>
      <text:p text:style-name="Standard"/>
      <text:p text:style-name="Standard">Shehinah cometh from the north ,</text:p>
      <text:p text:style-name="Standard"/>
      <text:p text:style-name="Standard">The Lord is rejoicing with a song of consolation!</text:p>
      <text:p text:style-name="Standard"/>
      <text:p text:style-name="Standard">He will provide the Sabbath in His Might,</text:p>
      <text:p text:style-name="Standard"/>
      <text:p text:style-name="Standard">His Throne shall be glorified for ever.</text:p>
      <text:p text:style-name="Standard"/>
      <text:p text:style-name="Standard">Who shall dare to contradict me?</text:p>
      <text:p text:style-name="Standard"/>
      <text:p text:style-name="Standard">Who can say that I have told a lie?</text:p>
      <text:p text:style-name="Standard"/>
      <text:p text:style-name="Standard">My Words are the pure Sacred Teaching,</text:p>
      <text:p text:style-name="Standard"/>
      <text:p text:style-name="Standard">My Words are from the Throne of God.</text:p>
      <text:p text:style-name="Standard"/>
      <text:p text:style-name="Standard">Let me and my name not be seen of the great, but of God alone.</text:p>
      <text:p text:style-name="Standard"><text:soft-page-break/></text:p>
      <text:p text:style-name="Standard">Has the Lord put into My mouth, His Words, secret Counsels set before My eyes?</text:p>
      <text:p text:style-name="Standard"/>
      <text:p text:style-name="Standard">In my memories the covenant of peace is entangled,</text:p>
      <text:p text:style-name="Standard"/>
      <text:p text:style-name="Standard">In my suffering, the salvation of nations is brought.</text:p>
      <text:p text:style-name="Standard"/>
      <text:p text:style-name="Standard">God saith, I am not the Trinity, I alone am the One, with no intermediary.</text:p>
      <text:p text:style-name="Standard"/>
      <text:p text:style-name="Standard">God saith, I am not the Trinity, I alone am the One, I have no intermediaries.</text:p>
      <text:p text:style-name="Standard"/>
      <text:p text:style-name="Standard">God saith, ye have no saviour beside Me, call no man a saviour.</text:p>
      <text:p text:style-name="Standard"/>
      <text:p text:style-name="Standard">God saith: I sent not Jesus to rise again, let his rising be seen from the grave.</text:p>
      <text:p text:style-name="Standard"/>
      <text:p text:style-name="Standard">God saith: It is Thy privilege that the commandments of the Gospel and the Qur'an have been</text:p>
      <text:p text:style-name="Standard"/>
      <text:p text:style-name="Standard">done away with, and through Thee the nations shall know One God.</text:p>
      <text:p text:style-name="Standard"/>
      <text:p text:style-name="Standard">God saith: I have made Jesus a mere false prophet, I have made him dust like Adam. I myself</text:p>
      <text:p text:style-name="Standard"/>
      <text:p text:style-name="Standard">have lulled him to eternal sleep?</text:p>
      <text:p text:style-name="Standard"/>
      <text:p text:style-name="Standard">God saith: The crucifix and the symbol of the fish are repulsive to me, who can know their true</text:p>
      <text:p text:style-name="Standard"/>
      <text:p text:style-name="Standard"><text:soft-page-break/>meaning? The former is a symbol of the sun, the latter a symbol of a vagina?</text:p>
      <text:p text:style-name="Standard"/>
      <text:p text:style-name="Standard">God saith: I have not made for myself such an image on earth as to call Jesus the Creator?</text:p>
      <text:p text:style-name="Standard"/>
      <text:p text:style-name="Standard">Similarly, I Myself do not incarnate in an infinite number of gods, I Myself am not the Incarnate into</text:p>
      <text:p text:style-name="Standard"/>
      <text:p text:style-name="Standard">the human body.</text:p>
      <text:p text:style-name="Standard"/>
      <text:p text:style-name="Standard">God says: "Look how a prophet was made into a god? Look how the nations have made Jesus a</text:p>
      <text:p text:style-name="Standard"/>
      <text:p text:style-name="Standard">god? To their own shame they worship an idol, so come and worship God alone, come and love</text:p>
      <text:p text:style-name="Standard"/>
      <text:p text:style-name="Standard">the Father with all your heart.</text:p>
      <text:p text:style-name="Standard"/>
      <text:p text:style-name="Standard">God saith: "I Myself have no need of intermediaries; I Myself am ever Incomprehensible, never</text:p>
      <text:p text:style-name="Standard"/>
      <text:p text:style-name="Standard">unseverable. I Myself have not made the prophets One with Myself. I Myself am not One with the</text:p>
      <text:p text:style-name="Standard"/>
      <text:p text:style-name="Standard">Son of God.</text:p>
      <text:p text:style-name="Standard"/>
      <text:p text:style-name="Standard">God saith: "Jesus was the false Messiah of His own age; who shall dare to be the Messiah of this</text:p>
      <text:p text:style-name="Standard"/>
      <text:p text:style-name="Standard">age?</text:p>
      <text:p text:style-name="Standard"><text:soft-page-break/></text:p>
      <text:p text:style-name="Standard">God saith: I am not baked with cakes, and in my name shall no idols be invoked? In the name of</text:p>
      <text:p text:style-name="Standard"/>
      <text:p text:style-name="Standard">false idols do men drink wine and exalt the baked pie in order to insult me? I, God Most High, did</text:p>
      <text:p text:style-name="Standard"/>
      <text:p text:style-name="Standard">not call the Eucharist the best sacrifice; on the contrary, I myself abhor human sacrifice.</text:p>
      <text:p text:style-name="Standard"/>
      <text:p text:style-name="Standard">God saith: Jesus was a mere man, so why do ye Christians make him God, and offend me?</text:p>
      <text:p text:style-name="Standard"/>
      <text:p text:style-name="Standard">God saith: I called Jesus a liar, and his soul entered purgatory. Why then pray ye to dust, why</text:p>
      <text:p text:style-name="Standard"/>
      <text:p text:style-name="Standard">make me jealous?</text:p>
      <text:p text:style-name="Standard"/>
      <text:p text:style-name="Standard">God saith, 'Jesus is to be acknowledged as sinless, but He was in body and soul sinful.</text:p>
      <text:p text:style-name="Standard"/>
      <text:p text:style-name="Standard">God saith: I alone am the Saviour; why then look ye to the heavens and the stars and the sun, and</text:p>
      <text:p text:style-name="Standard"/>
      <text:p text:style-name="Standard">insult me by making idols for yourselves?</text:p>
      <text:p text:style-name="Standard"/>
      <text:p text:style-name="Standard">God saith: I alone am the Giver of Bounty and Forgiveness, I alone am your Father, with no</text:p>
      <text:p text:style-name="Standard"/>
      <text:p text:style-name="Standard">mediator. I alone am worthy of honour; look how many sins ye have committed, and I will not repay</text:p>
      <text:p text:style-name="Standard"/>
      <text:p text:style-name="Standard"><text:soft-page-break/>you.</text:p>
      <text:p text:style-name="Standard"/>
      <text:p text:style-name="Standard">God saith: I have not made unto Myself a body worthy of any man, sinful or sinless, to be an</text:p>
      <text:p text:style-name="Standard"/>
      <text:p text:style-name="Standard">offering for sins. I, God, abhor human sacrifices.</text:p>
      <text:p text:style-name="Standard"/>
      <text:p text:style-name="Standard">God saith: I have made light and darkness, I have made the prophets possessors of sinful nature</text:p>
      <text:p text:style-name="Standard"/>
      <text:p text:style-name="Standard">and divine attributes. Therefore I have called them prophets fulfilling God's qualities; they are like</text:p>
      <text:p text:style-name="Standard"/>
      <text:p text:style-name="Standard">mirrors, reflecting the light of the Divine Spirit. God is like a transfigurable "Sun". Why then, O man,</text:p>
      <text:p text:style-name="Standard"/>
      <text:p text:style-name="Standard">dost thou gaze upon a mirror, why dost thou fall far in worshipping the mirror, gaze upon the mystic</text:p>
      <text:p text:style-name="Standard"/>
      <text:p text:style-name="Standard">"Sun" of salvation?</text:p>
      <text:p text:style-name="Standard"/>
      <text:p text:style-name="Standard">God saith: I have not made the Manifestations equal to Myself in soul or in body, they have not</text:p>
      <text:p text:style-name="Standard"/>
      <text:p text:style-name="Standard">been made middlemen, but I Myself am the Only Saviour of souls.</text:p>
      <text:p text:style-name="Standard"/>
      <text:p text:style-name="Standard">God saith - David declared, "Ye are Gods" ; are not the angels called "gods"? Should</text:p>
      <text:p text:style-name="Standard"/>
      <text:p text:style-name="Standard">not men themselves call themselves mystical "angels" who do the will of the Father?</text:p>
      <text:p text:style-name="Standard"><text:soft-page-break/></text:p>
      <text:p text:style-name="Standard">These mysteries of mankind before you have been openly revealed, before the eyes of men these</text:p>
      <text:p text:style-name="Standard"/>
      <text:p text:style-name="Standard">mysteries have been unveiled.</text:p>
      <text:p text:style-name="Standard"/>
      <text:p text:style-name="Standard">Ame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ablet of fasting</text:p>
      <text:p text:style-name="P2">Luh d-Soma </text:p>
      <text:p text:style-name="Standard">Written in November 2022</text:p>
      <text:p text:style-name="Standard"/>
      <text:p text:style-name="Standard">O beloved,</text:p>
      <text:p text:style-name="Standard"/>
      <text:p text:style-name="Standard">Ye shall observe a fast of 10 days, as in the days of the Lawgiver, as in those days was the Day of</text:p>
      <text:p text:style-name="Standard"/>
      <text:p text:style-name="Standard">Atonement, and as in the days of muslims became Ramadan. both of which are fulfilled on this</text:p>
      <text:p text:style-name="Standard"/>
      <text:p text:style-name="Standard"><text:soft-page-break/>day. And the holy commandments, counsels and precepts concerning the world were established</text:p>
      <text:p text:style-name="Standard"/>
      <text:p text:style-name="Standard">by the Lawgiver, God's chosen one. They were established to strengthen mankind. We should</text:p>
      <text:p text:style-name="Standard">celebrate</text:p>
      <text:p text:style-name="Standard"/>
      <text:p text:style-name="Standard">the Fast of God Most High, calling it with dignity the "Day of Atonement" and the "Festival of Rest</text:p>
      <text:p text:style-name="Standard"/>
      <text:p text:style-name="Standard">above Rest". The way of forgiveness, the way of life and the way of seeking Unity with the Lord of</text:p>
      <text:p text:style-name="Standard"/>
      <text:p text:style-name="Standard">the World, is indicated in the sacred books, and only in Him should forgiveness be sought. Why</text:p>
      <text:p text:style-name="Standard"/>
      <text:p text:style-name="Standard">then turn ye to mortals, and invoke mortals in place of God, to your hurt?</text:p>
      <text:p text:style-name="Standard"/>
      <text:p text:style-name="Standard">The Lord is exceedingly merciful, and He forgiveth the trespasses of men directly, so why do ye</text:p>
      <text:p text:style-name="Standard"/>
      <text:p text:style-name="Standard">cling to the garments of mortals, and ask them for forgiveness? Why do you cling to the fables of</text:p>
      <text:p text:style-name="Standard"/>
      <text:p text:style-name="Standard">the Gospel and the Qur'an instead of following God of the whole world, the One Lord and Creator</text:p>
      <text:p text:style-name="Standard"/>
      <text:p text:style-name="Standard">of all things?</text:p>
      <text:p text:style-name="Standard"/>
      <text:p text:style-name="Standard"><text:soft-page-break/>Why then do you worship the graves and turn to the dead, incurring the wrath of Allah? You bear</text:p>
      <text:p text:style-name="Standard"/>
      <text:p text:style-name="Standard">upon yourselves the penalty of the sin of invoking spirits.</text:p>
      <text:p text:style-name="Standard"/>
      <text:p text:style-name="Standard">Are My Words a call to the people to honour the Lord alone and to seek salvation in Him? Worship</text:p>
      <text:p text:style-name="Standard"/>
      <text:p text:style-name="Standard">not the dead, even if they were the most holy of men.</text:p>
      <text:p text:style-name="Standard"/>
      <text:p text:style-name="Standard">God is with us, He is present among us, He is the victor over sin, so why call upon a mortal in</text:p>
      <text:p text:style-name="Standard"/>
      <text:p text:style-name="Standard">place of God, who is a spirit?</text:p>
      <text:p text:style-name="Standard"/>
      <text:p text:style-name="Standard">It is said in the Book of Wisdom Text that the Most High forgiveth sin and purifieth the</text:p>
      <text:p text:style-name="Standard"/>
      <text:p text:style-name="Standard">transgressions of the repentant; why then turn ye to mortals and the dead? Do ye not then turn to</text:p>
      <text:p text:style-name="Standard"/>
      <text:p text:style-name="Standard">the dead and the mortals for a curse? But those who commit the sin of invoking spirits, or talk with</text:p>
      <text:p text:style-name="Standard"/>
      <text:p text:style-name="Standard">the dead, or direct their prayers to the graves, they punish themselves, and violate the Unity and</text:p>
      <text:p text:style-name="Standard"/>
      <text:p text:style-name="Standard">Indivisibility of God. They curse themselves, and the spirits of the dead follow them, from</text:p>
      <text:p text:style-name="Standard"/>
      <text:p text:style-name="Standard">generation to generation until the third and fourth generation.</text:p>
      <text:p text:style-name="Standard"><text:soft-page-break/></text:p>
      <text:p text:style-name="Standard">Even if ye sin a thousand iniquities, He is able to forgive you if ye reject the sin and call it unclean:</text:p>
      <text:p text:style-name="Standard"/>
      <text:p text:style-name="Standard">O people, do not whisper among yourselves and say, "How cruel He is"; on the contrary, He is the</text:p>
      <text:p text:style-name="Standard"/>
      <text:p text:style-name="Standard">Forgiver, the Merciful, He is called the Loving Father.</text:p>
      <text:p text:style-name="Standard"/>
      <text:p text:style-name="Standard">And if thou hadst no father and mother, and they were the worst enemy to thee, and because of</text:p>
      <text:p text:style-name="Standard"/>
      <text:p text:style-name="Standard">them thou didst suffer much, remember - thy Father is in heaven, and He will not forsake thee in</text:p>
      <text:p text:style-name="Standard"/>
      <text:p text:style-name="Standard">times of distress.</text:p>
      <text:p text:style-name="Standard"/>
      <text:p text:style-name="Standard">Is the blood of the "Saviour" necessary for thee to have thy sins forgiven? Never, Our Lord is Great</text:p>
      <text:p text:style-name="Standard"/>
      <text:p text:style-name="Standard">in forgiveness, is it not fitting for Him to choose a human son, to inflict suffering on him, to raise up</text:p>
      <text:p text:style-name="Standard"/>
      <text:p text:style-name="Standard">prayers to him, and to ask his forgiveness? Our Lord is supremely Merciful, He is not equal to</text:p>
      <text:p text:style-name="Standard"/>
      <text:p text:style-name="Standard">human tormentors, He is not equal to man. He has always existed, the Holy Spirit.</text:p>
      <text:p text:style-name="Standard"/>
      <text:p text:style-name="Standard"><text:soft-page-break/>Enter the Sanctuary of salvation and unite yourself to the Lord of mercy, He will not abandon you in</text:p>
      <text:p text:style-name="Standard"/>
      <text:p text:style-name="Standard">your moments of trial, He will carry you like a shepherd in His arms. He hath shewn His Glory in</text:p>
      <text:p text:style-name="Standard"/>
      <text:p text:style-name="Standard">the Cloud; enter into the Rest of the Lord, and let Him appear to thee in His Glory. Find peace in</text:p>
      <text:p text:style-name="Standard"/>
      <text:p text:style-name="Standard">the Sanctuary of his Unity, draw near to the Lord who bears salvation and forgiveness, he will not</text:p>
      <text:p text:style-name="Standard"/>
      <text:p text:style-name="Standard">leave you alone, he will not endure your suffering.</text:p>
      <text:p text:style-name="Standard"/>
      <text:p text:style-name="Standard">We are all sinners, and we all seek forgiveness from the One God, He whitens our trespasses, He</text:p>
      <text:p text:style-name="Standard"/>
      <text:p text:style-name="Standard">relieves from every fall, He lifts up when the wicked forsake their wicked ways. He is willing to</text:p>
      <text:p text:style-name="Standard"/>
      <text:p text:style-name="Standard">forgive, His forgiveness is not far off, though it may seem the contrary.</text:p>
      <text:p text:style-name="Standard"/>
      <text:p text:style-name="Standard">He is the Beneficent, the Willing to Forgive, so walk ye O People of God, and seek only</text:p>
      <text:p text:style-name="Standard"/>
      <text:p text:style-name="Standard">Forgiveness in Him.</text:p>
      <text:p text:style-name="Standard"/>
      <text:p text:style-name="Standard">He removeth all obstacles; He taketh in the repentant and humble; He leaveeth not them alone.</text:p>
      <text:p text:style-name="Standard"/>
      <text:p text:style-name="Standard"><text:soft-page-break/>He is not too wroth that His wrath should last for ever. He is not the healer of those who have</text:p>
      <text:p text:style-name="Standard"/>
      <text:p text:style-name="Standard">abandoned their stubbornness, who walk humbly and contrite. For in his forgiveness are to be</text:p>
      <text:p text:style-name="Standard"/>
      <text:p text:style-name="Standard">sought comfort, consolation, and joy, for he is the Lord of righteousness, and those who serve him</text:p>
      <text:p text:style-name="Standard"/>
      <text:p text:style-name="Standard">rejoice in righteousness in him.</text:p>
      <text:p text:style-name="Standard"/>
      <text:p text:style-name="Standard">And those who seek Him daily He has not abandoned, even if they stumble, He will not turn His</text:p>
      <text:p text:style-name="Standard"/>
      <text:p text:style-name="Standard">back on them.</text:p>
      <text:p text:style-name="Standard"/>
      <text:p text:style-name="Standard">Break the yoke of false worship, false repentance, and false devotion to God: do not pray three or</text:p>
      <text:p text:style-name="Standard"/>
      <text:p text:style-name="Standard">five times according to islam, on the contrary, whether it be by precept or by ritual: He heareth not</text:p>
      <text:p text:style-name="Standard"/>
      <text:p text:style-name="Standard">learned and thoughtless prayers: why then turn ye not to the Father of grace, in your own words?</text:p>
      <text:p text:style-name="Standard"/>
      <text:p text:style-name="Standard">He will bestow on you the greater bounty, bring you to Himself, and honour you as His sons and</text:p>
      <text:p text:style-name="Standard"/>
      <text:p text:style-name="Standard">daughters.</text:p>
      <text:p text:style-name="Standard"><text:soft-page-break/></text:p>
      <text:p text:style-name="Standard">While fasting, pronounce the names of God's "His Praise" several times with gratitude, praying with</text:p>
      <text:p text:style-name="Standard"/>
      <text:p text:style-name="Standard">a cord, or using it with joy, and not to pronounce the names of the Lord involuntarily, thus drowning</text:p>
      <text:p text:style-name="Standard"/>
      <text:p text:style-name="Standard">out reason. No Book of God permits the names of God to be uttered without consideration, with</text:p>
      <text:p text:style-name="Standard"/>
      <text:p text:style-name="Standard">contempt, and by repeating them without thinking. He is indeed the great Forgiver, in Him seek</text:p>
      <text:p text:style-name="Standard"/>
      <text:p text:style-name="Standard">forgiveness of all trespasses, in Him all cares disappear.</text:p>
      <text:p text:style-name="Standard"/>
      <text:p text:style-name="Standard">God hath written on the tablet of my heart , His holy commandment,</text:p>
      <text:p text:style-name="Standard"/>
      <text:p text:style-name="Standard">This is the greatest of all the commandments of Allah - Stir up the fire of equality where there is</text:p>
      <text:p text:style-name="Standard"/>
      <text:p text:style-name="Standard">inequality, stir up the fire of love where there is iniquity, stir up the fire of strife where there is</text:p>
      <text:p text:style-name="Standard"/>
      <text:p text:style-name="Standard">injustice done to you.</text:p>
      <text:p text:style-name="Standard"/>
      <text:p text:style-name="Standard">When ye sit down to eat or to celebrate, let there be equality among you, and let women sit among</text:p>
      <text:p text:style-name="Standard"/>
      <text:p text:style-name="Standard">men and men among women, and then they will be one.</text:p>
      <text:p text:style-name="Standard"><text:soft-page-break/></text:p>
      <text:p text:style-name="Standard">God is indeed great in His declarations, and He repeats not the words once spoken.</text:p>
      <text:p text:style-name="Standard"/>
      <text:p text:style-name="Standard">Guard your bodies, minds, and souls from the monstrosity of temptation. Guard and protect your</text:p>
      <text:p text:style-name="Standard"/>
      <text:p text:style-name="Standard">children from the chains of sin, fasting and repentance are indicated to us on the way of salvation.</text:p>
      <text:p text:style-name="Standard"/>
      <text:p text:style-name="Standard">So cut off everything that is useless, and bind yourselves with a girdle of nobility, distinction in</text:p>
      <text:p text:style-name="Standard"/>
      <text:p text:style-name="Standard">virtue and desire to give gifts during fasting. Let fasting be a respite from the spiritual warfare that</text:p>
      <text:p text:style-name="Standard"/>
      <text:p text:style-name="Standard">is going on among men, and let rest in fasting be profitable for you.</text:p>
      <text:p text:style-name="Standard"/>
      <text:p text:style-name="Standard">For the mind does not become accustomed to evil, nor is the insolence of sin brought to the mind</text:p>
      <text:p text:style-name="Standard"/>
      <text:p text:style-name="Standard">on this day, nor are the hands willing to do iniquity.</text:p>
      <text:p text:style-name="Standard"/>
      <text:p text:style-name="Standard">Let this mind be free to us from all impurities, then all difficulties will rest on the shoulders of the</text:p>
      <text:p text:style-name="Standard"/>
      <text:p text:style-name="Standard">Lord of Lords and King of Kings. He will take in those who are despairing, who are left alone to sin</text:p>
      <text:p text:style-name="Standard"/>
      <text:p text:style-name="Standard"><text:soft-page-break/>and its burden; do not condone sin, but also accumulate the merit of forgiveness for your neighbor.</text:p>
      <text:p text:style-name="Standard"/>
      <text:p text:style-name="Standard">Help the faithful to persevere in their fasting, so that their merits may be noble and the narrow</text:p>
      <text:p text:style-name="Standard"/>
      <text:p text:style-name="Standard">ways may become wide and open.</text:p>
      <text:p text:style-name="Standard"/>
      <text:p text:style-name="Standard">These are the names of God which are to be recited with a cord -</text:p>
      <text:p text:style-name="Standard"/>
      <text:p text:style-name="Standard">The Lord, the Mighty and Strong, His name is the Healer, the Righteous, the Faithful, the Just.</text:p>
      <text:p text:style-name="Standard"/>
      <text:p text:style-name="Standard">Allah, the Seer, the Lord of Wisdom, the Beneficent, the Compassionate, the Excessively Merciful,</text:p>
      <text:p text:style-name="Standard"/>
      <text:p text:style-name="Standard">the Grantor of Peace.</text:p>
      <text:p text:style-name="Standard"/>
      <text:p text:style-name="Standard">He is the Lord of purification, the Lord of restoration, the Lord of deliverance.</text:p>
      <text:p text:style-name="Standard"/>
      <text:p text:style-name="Standard">He is the Creator of righteous thoughts, the Creator of righteous deeds, the Creator of right words.</text:p>
      <text:p text:style-name="Standard"/>
      <text:p text:style-name="Standard">He is the Strong One, He is the Saviour, He is the Conqueror over all sin.</text:p>
      <text:p text:style-name="Standard"/>
      <text:p text:style-name="Standard">God is the strength of our hearts,</text:p>
      <text:p text:style-name="Standard"/>
      <text:p text:style-name="Standard">Worship God alone with perseverance, and His Glory will follow you, and protect you. Be</text:p>
      <text:p text:style-name="Standard"/>
      <text:p text:style-name="Standard"><text:soft-page-break/>persevering in seeking salvation from God, and in Him seek inspiration to persevere in noble</text:p>
      <text:p text:style-name="Standard"/>
      <text:p text:style-name="Standard">deeds, and to keep your minds pure and your words accurate. Unparalleled is God in forgiveness;</text:p>
      <text:p text:style-name="Standard"/>
      <text:p text:style-name="Standard">He is the One Lord Who forgives trespasses, the Only One Who is the Rock of Salvation.</text:p>
      <text:p text:style-name="Standard"/>
      <text:p text:style-name="Standard">He is the Healer of souls who have strayed, He is the Healer of souls who seek rest in their</text:p>
      <text:p text:style-name="Standard"/>
      <text:p text:style-name="Standard">journey, He is the Healer who brings the cure of the soul, and it is none other than infinite</text:p>
      <text:p text:style-name="Standard"/>
      <text:p text:style-name="Standard">forgiveness.</text:p>
      <text:p text:style-name="Standard"/>
      <text:p text:style-name="Standard">Am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ablet of Glory </text:p>
      <text:p text:style-name="P2">Luh d-Shubha </text:p>
      <text:p text:style-name="Standard"/>
      <text:p text:style-name="Standard">Written in November 2022</text:p>
      <text:p text:style-name="Standard"/>
      <text:p text:style-name="Standard">May God alone be praised,</text:p>
      <text:p text:style-name="Standard"><text:soft-page-break/></text:p>
      <text:p text:style-name="Standard">He created men equal in the beginning, He replenished the man in the woman,</text:p>
      <text:p text:style-name="Standard"/>
      <text:p text:style-name="Standard">Let the governments of the world now heed this advice - let each of them create stable</text:p>
      <text:p text:style-name="Standard"/>
      <text:p text:style-name="Standard">governments to stop war, let thoughts of compassion and empathy for women, development and</text:p>
      <text:p text:style-name="Standard"/>
      <text:p text:style-name="Standard">equality reign among them.</text:p>
      <text:p text:style-name="Standard"/>
      <text:p text:style-name="Standard">Let them, as individuals, be self-sufficient, but also let them not treat the poor and needy with</text:p>
      <text:p text:style-name="Standard"/>
      <text:p text:style-name="Standard">disrespect.</text:p>
      <text:p text:style-name="Standard"/>
      <text:p text:style-name="Standard">Let all equality flourish in commerce and in all professions. God has made men and women,</text:p>
      <text:p text:style-name="Standard"/>
      <text:p text:style-name="Standard">worthy and unworthy alike.</text:p>
      <text:p text:style-name="Standard"/>
      <text:p text:style-name="Standard">Let self-development be an attitude for every man, it is a far higher duty for us than martyrdom.</text:p>
      <text:p text:style-name="Standard"/>
      <text:p text:style-name="Standard">Development is a true achievement and brings peace, harmony and the reign of beauty in us.</text:p>
      <text:p text:style-name="Standard"/>
      <text:p text:style-name="Standard">Women have been persecuted over the centuries because fools have misinterpreted several</text:p>
      <text:p text:style-name="Standard"/>
      <text:p text:style-name="Standard">verses of Bible, and have thus offended God and destroyed the image of the Beneficent God.</text:p>
      <text:p text:style-name="Standard"><text:soft-page-break/></text:p>
      <text:p text:style-name="Standard">Those are the distant ones who macerate, punish and threaten with violence.</text:p>
      <text:p text:style-name="Standard"/>
      <text:p text:style-name="Standard">There should not be a different commandment for men and a different commandment for women;</text:p>
      <text:p text:style-name="Standard"/>
      <text:p text:style-name="Standard">in God's sight men and women are equal.</text:p>
      <text:p text:style-name="Standard"/>
      <text:p text:style-name="Standard">Let not the word "complete subjugation" be on the lips of believing husbands towards their wives.</text:p>
      <text:p text:style-name="Standard"/>
      <text:p text:style-name="Standard">The Shekinah is one with God, just as the wife is one with her husband, so may they not lord it</text:p>
      <text:p text:style-name="Standard"/>
      <text:p text:style-name="Standard">over one another and make each other subservient.</text:p>
      <text:p text:style-name="Standard"/>
      <text:p text:style-name="Standard">Let Christians reject original sin; look for yourselves how much harm this idea has done? Original</text:p>
      <text:p text:style-name="Standard"/>
      <text:p text:style-name="Standard">sin brought about the humiliation of man, the humiliation of the image of God in man. This idea has</text:p>
      <text:p text:style-name="Standard"/>
      <text:p text:style-name="Standard">brought the misfortune of asceticism, developed celibacy and made women subject to cruel</text:p>
      <text:p text:style-name="Standard"/>
      <text:p text:style-name="Standard">persecution. Christians are victims of their own deluded beliefs, which entwine them like a weed</text:p>
      <text:p text:style-name="Standard"/>
      <text:p text:style-name="Standard">around a young plant.</text:p>
      <text:p text:style-name="Standard"/>
      <text:p text:style-name="Standard"><text:soft-page-break/>O children of Abraham, see for yourselves that your wives, daughters and mothers are often</text:p>
      <text:p text:style-name="Standard"/>
      <text:p text:style-name="Standard">treated as your property, and that is a destruction of their dignity. God has made all men equal,</text:p>
      <text:p text:style-name="Standard"/>
      <text:p text:style-name="Standard">should not any parent likewise treat his children as property? You can't get rid of them just</text:p>
      <text:p text:style-name="Standard"/>
      <text:p text:style-name="Standard">because you are bored, you can't make their lives miserable, let's treat all sexes equally.</text:p>
      <text:p text:style-name="Standard"/>
      <text:p text:style-name="Standard">Look how much injustice there is in the world. After all, in every faith in the world today, the role of</text:p>
      <text:p text:style-name="Standard"/>
      <text:p text:style-name="Standard">women is humiliating, equality is relegated to the background.</text:p>
      <text:p text:style-name="Standard"/>
      <text:p text:style-name="Standard">Likewise the Jews to this day relegate women to an inferior role, look at the life of the mother of</text:p>
      <text:p text:style-name="Standard"/>
      <text:p text:style-name="Standard">Sarah and Rachel, look at the life of the prophetess Deborah? God, after all, is not biased?</text:p>
      <text:p text:style-name="Standard"/>
      <text:p text:style-name="Standard">Similarly, the Muslims also push women to the limits of humiliation, yet the Quran doesnt</text:p>
      <text:p text:style-name="Standard"/>
      <text:p text:style-name="Standard">commands full equality, so why do they twist the words - Sacred Scripture once spoken by God?</text:p>
      <text:p text:style-name="Standard">Why do</text:p>
      <text:p text:style-name="Standard"/>
      <text:p text:style-name="Standard">the Imams adhere to the precepts of men and worship false traditions?</text:p>
      <text:p text:style-name="Standard"/>
      <text:p text:style-name="Standard"><text:soft-page-break/>This is the faith of all the prophets of God; it teaches the upholding of human dignity, it teaches</text:p>
      <text:p text:style-name="Standard"/>
      <text:p text:style-name="Standard">solidarity among all races, it teaches complete equality of the sexes. It teaches all people to be</text:p>
      <text:p text:style-name="Standard"/>
      <text:p text:style-name="Standard">brothers to one another, to reciprocate justice, to strengthen freedom of thought, and to reach</text:p>
      <text:p text:style-name="Standard"/>
      <text:p text:style-name="Standard">solutions that do not violate borders.</text:p>
      <text:p text:style-name="Standard"/>
      <text:p text:style-name="Standard">Look at the faith of the some Jews, Christians and the faith of the Muslims; they hide behind God</text:p>
      <text:p text:style-name="Standard"/>
      <text:p text:style-name="Standard">and make Him a monster. And yet it is declared that He is the Beneficent One, so why do they take</text:p>
      <text:p text:style-name="Standard"/>
      <text:p text:style-name="Standard">a punitive hand against people, degrading also the position of women? Have they themselves</text:p>
      <text:p text:style-name="Standard"/>
      <text:p text:style-name="Standard">taken the path of the abyss?</text:p>
      <text:p text:style-name="Standard"/>
      <text:p text:style-name="Standard">The great spirit of God, the divine Shekinah is not responsible for the actions of people who preach</text:p>
      <text:p text:style-name="Standard"/>
      <text:p text:style-name="Standard">inequality, injustice and lack of openness.</text:p>
      <text:p text:style-name="Standard"/>
      <text:p text:style-name="Standard">The spirit of God reciprocates by preaching equality in place of the hopelessness of inequality,</text:p>
      <text:p text:style-name="Standard"><text:soft-page-break/></text:p>
      <text:p text:style-name="Standard">justice flourishes and crushes lawbreaking, wisdom and openness will combat the abyss of</text:p>
      <text:p text:style-name="Standard"/>
      <text:p text:style-name="Standard">prejudice. There you will find the divine Shekinah of God, the Mother and Father of Universal Unity.</text:p>
      <text:p text:style-name="Standard"/>
      <text:p text:style-name="Standard">Accept that which is truth, accept equality and the Shekinah Glory will shine upon you with great</text:p>
      <text:p text:style-name="Standard"/>
      <text:p text:style-name="Standard">radiance.</text:p>
      <text:p text:style-name="Standard"/>
      <text:p text:style-name="Standard">Amen.</text:p>
      <text:p text:style-name="Standard"/>
      <text:p text:style-name="Standard"/>
      <text:p text:style-name="Standard"/>
      <text:p text:style-name="P2">Tablet about gratitude</text:p>
      <text:p text:style-name="Standard"/>
      <text:p text:style-name="Standard">Written in November 2022</text:p>
      <text:p text:style-name="Standard"/>
      <text:p text:style-name="Standard">He God is One ,</text:p>
      <text:p text:style-name="Standard"/>
      <text:p text:style-name="Standard">He is the Lord joining with us with ties of love,</text:p>
      <text:p text:style-name="Standard"/>
      <text:p text:style-name="Standard">He is the Lord who fosters gratitude,</text:p>
      <text:p text:style-name="Standard"/>
      <text:p text:style-name="Standard">Therefore be thankful that others try to serve you,</text:p>
      <text:p text:style-name="Standard"/>
      <text:p text:style-name="Standard"><text:soft-page-break/>Be thankful for those words of encouragement, strengthening and consolation</text:p>
      <text:p text:style-name="Standard"/>
      <text:p text:style-name="Standard">Be thankful to God for the gifts he bestows upon us,</text:p>
      <text:p text:style-name="Standard"/>
      <text:p text:style-name="Standard">He is eternal joy, He is the inspiration from generation to generation,</text:p>
      <text:p text:style-name="Standard"/>
      <text:p text:style-name="Standard">He is the victor and the Only Deliverer for us in moments of sorrow, doubt and loneliness,</text:p>
      <text:p text:style-name="Standard"/>
      <text:p text:style-name="Standard">So adhere to Him, be of humble heart and express gratitude to your neighbor,</text:p>
      <text:p text:style-name="Standard"/>
      <text:p text:style-name="Standard">If you express gratitude the Lord will see and find you admirable,</text:p>
      <text:p text:style-name="Standard"/>
      <text:p text:style-name="Standard">His deep love , will show itself fully if you render kindness for kindness, good deed for good deed,</text:p>
      <text:p text:style-name="Standard"/>
      <text:p text:style-name="Standard">Be patient on His path, and don't wander in the dark listening to foolish clergymen? Rather, have</text:p>
      <text:p text:style-name="Standard"/>
      <text:p text:style-name="Standard">reason, choose dignity, and stand firm in the faith of God,</text:p>
      <text:p text:style-name="Standard"/>
      <text:p text:style-name="Standard">The Lord will not snatch thee out of His hand, He will not forsake thee, for thou hast brought to His</text:p>
      <text:p text:style-name="Standard"/>
      <text:p text:style-name="Standard">treasury in heaven every righteous deed, thou hast delighted Him with thy zeal to do all</text:p>
      <text:p text:style-name="Standard"/>
      <text:p text:style-name="Standard">righteousness,</text:p>
      <text:p text:style-name="Standard"/>
      <text:p text:style-name="Standard"><text:soft-page-break/>God is the Lord and the Only Savior</text:p>
      <text:p text:style-name="Standard"/>
      <text:p text:style-name="Standard">Amen.</text:p>
      <text:p text:style-name="Standard"/>
      <text:p text:style-name="Standard"/>
      <text:p text:style-name="Standard"/>
      <text:p text:style-name="P2">Tablet to honour of Heavenly Peace</text:p>
      <text:p text:style-name="Standard"/>
      <text:p text:style-name="Standard">Written in December 2022</text:p>
      <text:p text:style-name="Standard"/>
      <text:p text:style-name="Standard">Wake up, O ye nations, and do not turn a blind eye to this message</text:p>
      <text:p text:style-name="Standard"/>
      <text:p text:style-name="Standard">These are words long foretold, written before the eyes of righteous men</text:p>
      <text:p text:style-name="Standard"/>
      <text:p text:style-name="Standard">And though men would even doubt and curse His -Messiah coming,</text:p>
      <text:p text:style-name="Standard"/>
      <text:p text:style-name="Standard">I steadfastly stand by the side of God, as His servant.</text:p>
      <text:p text:style-name="Standard"/>
      <text:p text:style-name="Standard">Some foolishly identify Him with Jesus, others give Him a sinister title.</text:p>
      <text:p text:style-name="Standard"/>
      <text:p text:style-name="Standard">I see the signs, I follow their guidance boldly.</text:p>
      <text:p text:style-name="Standard"/>
      <text:p text:style-name="Standard">Why should I judge people for who they are and what they do?</text:p>
      <text:p text:style-name="Standard"/>
      <text:p text:style-name="Standard">Is it not for the Lord of Hosts to judge?</text:p>
      <text:p text:style-name="Standard"/>
      <text:p text:style-name="Standard"><text:soft-page-break/>From the Ancient of Days He will establish the Holidays, never blotting them out, nor will He</text:p>
      <text:p text:style-name="Standard"/>
      <text:p text:style-name="Standard">remove them.</text:p>
      <text:p text:style-name="Standard"/>
      <text:p text:style-name="Standard">The promises of the Lord are fulfilled in him</text:p>
      <text:p text:style-name="Standard"/>
      <text:p text:style-name="Standard">Has God come to divide mother and daughter, or father and son? Nay,</text:p>
      <text:p text:style-name="Standard"/>
      <text:p text:style-name="Standard">It was never the ordinance of the Lord to use weapons, but to make all men His brethren.</text:p>
      <text:p text:style-name="Standard"/>
      <text:p text:style-name="Standard">Let the hearts of the sons call for love to their fathers, and the hearts of the mothers to their</text:p>
      <text:p text:style-name="Standard"/>
      <text:p text:style-name="Standard">daughters.</text:p>
      <text:p text:style-name="Standard"/>
      <text:p text:style-name="Standard">Let not a father chastise his son severely, neither let a mother chastise her daughter in vain.</text:p>
      <text:p text:style-name="Standard"/>
      <text:p text:style-name="Standard">Is it not announced to us that a Peacemaker will be revealed to us, one whose name will be made</text:p>
      <text:p text:style-name="Standard"/>
      <text:p text:style-name="Standard">great among the nations?</text:p>
      <text:p text:style-name="Standard"/>
      <text:p text:style-name="Standard">O ye nations, seek your God and your King,</text:p>
      <text:p text:style-name="Standard"/>
      <text:p text:style-name="Standard">He, the God of the heavens, is One, indivisible, and hath appointed none to be equal to Himself,</text:p>
      <text:p text:style-name="Standard"/>
      <text:p text:style-name="Standard">And long for His coming,</text:p>
      <text:p text:style-name="Standard"><text:soft-page-break/></text:p>
      <text:p text:style-name="Standard">Let him defile himself with his idols, his wood ornaments, and boast of his darkness,</text:p>
      <text:p text:style-name="Standard"/>
      <text:p text:style-name="Standard">But we are a people of light, and we walk in the light of the Almighty,</text:p>
      <text:p text:style-name="Standard"/>
      <text:p text:style-name="Standard">The nations will say, Let us follow you, will your promises be fulfilled?</text:p>
      <text:p text:style-name="Standard"/>
      <text:p text:style-name="Standard">O stagger in pain, ye mighty prophets, for shall all speech be taken away from you?</text:p>
      <text:p text:style-name="Standard"/>
      <text:p text:style-name="Standard">O assemble ye nations pleasing to God, and serve ye only your Lord,</text:p>
      <text:p text:style-name="Standard"/>
      <text:p text:style-name="Standard">Are ye cleansed from the burden of your sins, and say ye not, God is One in Three?</text:p>
      <text:p text:style-name="Standard"/>
      <text:p text:style-name="Standard">Was it not foretold in the Prophet that all this would come to pass?</text:p>
      <text:p text:style-name="Standard"/>
      <text:p text:style-name="Standard">And a nation among the nations shall know the name of the Lord of Hosts?</text:p>
      <text:p text:style-name="Standard"/>
      <text:p text:style-name="Standard">Shall they call their King "The Treasure", to whom they will bring treasure?</text:p>
      <text:p text:style-name="Standard"/>
      <text:p text:style-name="Standard">And shall they call their King, "The Greatest Name", and He shall glorify God alone?</text:p>
      <text:p text:style-name="Standard"/>
      <text:p text:style-name="Standard">Were not white diamonds given for His fiery Name?</text:p>
      <text:p text:style-name="Standard"/>
      <text:p text:style-name="Standard">Were not four yellow amethysts given to the air?</text:p>
      <text:p text:style-name="Standard"/>
      <text:p text:style-name="Standard">Were not six emeralds given to the water?</text:p>
      <text:p text:style-name="Standard"><text:soft-page-break/></text:p>
      <text:p text:style-name="Standard">Were not the happy rubies given to the earth?</text:p>
      <text:p text:style-name="Standard"/>
      <text:p text:style-name="Standard">To the name of God corresponds the conscience, to the air corresponds the divine Shekinah, to</text:p>
      <text:p text:style-name="Standard"/>
      <text:p text:style-name="Standard">the water corresponds the soul and to the earth corresponds the body.</text:p>
      <text:p text:style-name="Standard"/>
      <text:p text:style-name="Standard">In these answers are contained those Words - In the Name of God, the Inaccessible, the Sacred!</text:p>
      <text:p text:style-name="Standard"/>
      <text:p text:style-name="Standard">O peoples of the nations surrender your consciences to God, let the divine Shekinah touch your</text:p>
      <text:p text:style-name="Standard"/>
      <text:p text:style-name="Standard">spirit, let it inspire your souls and your bodies.</text:p>
      <text:p text:style-name="Standard"/>
      <text:p text:style-name="Standard">Amen</text:p>
      <text:p text:style-name="Standard"/>
      <text:p text:style-name="Standard"/>
      <text:p text:style-name="Standard"/>
      <text:p text:style-name="P2">Tablet of hope</text:p>
      <text:p text:style-name="Standard"><text:span text:style-name="T1">Luh d-Sabra</text:span> </text:p>
      <text:p text:style-name="Standard"/>
      <text:p text:style-name="Standard">Written in November 2022</text:p>
      <text:p text:style-name="Standard"/>
      <text:p text:style-name="Standard">The Lord is the God of the resurrection of souls,</text:p>
      <text:p text:style-name="Standard"/>
      <text:p text:style-name="Standard"><text:soft-page-break/>He will give the soul a body of light,</text:p>
      <text:p text:style-name="Standard"/>
      <text:p text:style-name="Standard">God is the generous giver of life,</text:p>
      <text:p text:style-name="Standard"/>
      <text:p text:style-name="Standard">He is the Relenting in His pursuits,</text:p>
      <text:p text:style-name="Standard"/>
      <text:p text:style-name="Standard">He keepeth His word,</text:p>
      <text:p text:style-name="Standard"/>
      <text:p text:style-name="Standard">He is the purity and the light of the world, and in Him is vain the darkness and the dullness,</text:p>
      <text:p text:style-name="Standard"/>
      <text:p text:style-name="Standard">He is the spring of life that quencheth the thirsty, and bringeth the unconscious to life,</text:p>
      <text:p text:style-name="Standard"/>
      <text:p text:style-name="Standard">He is the greatest giver of life, He whose words cannot be trodden down, nor covered up.</text:p>
      <text:p text:style-name="Standard"/>
      <text:p text:style-name="Standard">His Spirit is revealed as a lamp that shines in the darkness, showing the true way of salvation to</text:p>
      <text:p text:style-name="Standard"/>
      <text:p text:style-name="Standard">mankind,</text:p>
      <text:p text:style-name="Standard"/>
      <text:p text:style-name="Standard">He guides the wicked so that the saved may be kind-hearted to the poor and lay hold of the light,</text:p>
      <text:p text:style-name="Standard"/>
      <text:p text:style-name="Standard">Spread his news, his bounds will be infinite,</text:p>
      <text:p text:style-name="Standard"/>
      <text:p text:style-name="Standard">He is the giver of goodness, life, and happiness,</text:p>
      <text:p text:style-name="Standard"/>
      <text:p text:style-name="Standard"><text:soft-page-break/>He is the giver of goodness, life, and happiness, and nothing is equal to him, no one on earth can</text:p>
      <text:p text:style-name="Standard"/>
      <text:p text:style-name="Standard">measure up to him.</text:p>
      <text:p text:style-name="Standard"/>
      <text:p text:style-name="Standard">Look to your salvation by giving alms, by rendering justice for justice, and kindness for kindness.</text:p>
      <text:p text:style-name="Standard"/>
      <text:p text:style-name="Standard">Watch ye your heart, and walk not after the unclean, seek profit in your deeds, and place mercy on</text:p>
      <text:p text:style-name="Standard"/>
      <text:p text:style-name="Standard">the poor.</text:p>
      <text:p text:style-name="Standard"/>
      <text:p text:style-name="Standard">He bringeth not, therefore turn not to the dead, Our Lord is not mourning, but life.</text:p>
      <text:p text:style-name="Standard"/>
      <text:p text:style-name="Standard">He is the Lord of hope, and He fights every sin and drives away every uncleanness,</text:p>
      <text:p text:style-name="Standard"/>
      <text:p text:style-name="Standard">Increase, therefore, in good works: the Lord is your Only Saviour, and not man,</text:p>
      <text:p text:style-name="Standard"/>
      <text:p text:style-name="Standard">He is the Preserver of evil and the Increaser of good,</text:p>
      <text:p text:style-name="Standard"/>
      <text:p text:style-name="Standard">And He is the Protecting of the afflicted, and the Bringer of gladness,</text:p>
      <text:p text:style-name="Standard"/>
      <text:p text:style-name="Standard">He is the Preserver of righteousness and the bringer of good; He is the Protecter of wrongdoing</text:p>
      <text:p text:style-name="Standard"/>
      <text:p text:style-name="Standard">and the executioner of punishment,</text:p>
      <text:p text:style-name="Standard"/>
      <text:p text:style-name="Standard"><text:soft-page-break/>He is the Extinguisher of sorrows, He brings deliverance to the soul from its burdens,</text:p>
      <text:p text:style-name="Standard"/>
      <text:p text:style-name="Standard">He is the Extinguisher of sensuality, He brings deliverance to the soul from all affliction, from all</text:p>
      <text:p text:style-name="Standard"/>
      <text:p text:style-name="Standard">sensuality,</text:p>
      <text:p text:style-name="Standard"/>
      <text:p text:style-name="Standard">He is the Extinguisher of contempt, He brings the soul praise, He brings the sacred soul harmony,</text:p>
      <text:p text:style-name="Standard"/>
      <text:p text:style-name="Standard">His essence is immeasurable, His achievements and wonders unlimited,</text:p>
      <text:p text:style-name="Standard"/>
      <text:p text:style-name="Standard">His Word is everlasting,</text:p>
      <text:p text:style-name="Standard"/>
      <text:p text:style-name="Standard">His name is praised for ever,</text:p>
      <text:p text:style-name="Standard"/>
      <text:p text:style-name="Standard">He is unchangeable in His determination,</text:p>
      <text:p text:style-name="Standard"/>
      <text:p text:style-name="Standard">Zealously adhere to the path of righteousness,</text:p>
      <text:p text:style-name="Standard"/>
      <text:p text:style-name="Standard">Eagerly read this Writings of Righteousness,</text:p>
      <text:p text:style-name="Standard"/>
      <text:p text:style-name="Standard">Amen.</text:p>
      <text:p text:style-name="Standard"/>
      <text:p text:style-name="Standard"/>
      <text:p text:style-name="Standard"/>
      <text:p text:style-name="P2">Tablet of kindness</text:p>
      <text:p text:style-name="P2"><text:soft-page-break/>Luh d-Hessed </text:p>
      <text:p text:style-name="P2"/>
      <text:p text:style-name="Standard">Written in November 2022</text:p>
      <text:p text:style-name="Standard"/>
      <text:p text:style-name="Standard">Our Lord is Peace, our Lord is Lord of all the world,</text:p>
      <text:p text:style-name="Standard"/>
      <text:p text:style-name="Standard">He hath commanded us to live in gentleness, not to scold others with our words; let us be wise and</text:p>
      <text:p text:style-name="Standard"/>
      <text:p text:style-name="Standard">gentle in our doings, though many hindrances befall us, the Lord will raise us up, and He will not</text:p>
      <text:p text:style-name="Standard"/>
      <text:p text:style-name="Standard">leave us alone.</text:p>
      <text:p text:style-name="Standard"/>
      <text:p text:style-name="Standard">Most High is the Lord of love; let us be pure as doves, gentle in our conduct, and obedient to His</text:p>
      <text:p text:style-name="Standard"/>
      <text:p text:style-name="Standard">will.</text:p>
      <text:p text:style-name="Standard"/>
      <text:p text:style-name="Standard">Let us speak to one another with gentle, soft words, then the love of our neighbour will not fail us,</text:p>
      <text:p text:style-name="Standard"/>
      <text:p text:style-name="Standard">let us give love for love, a good word for a good word, let us be faithful to these commandments,</text:p>
      <text:p text:style-name="Standard"/>
      <text:p text:style-name="Standard">and let us not walk in our own narrow ways.</text:p>
      <text:p text:style-name="Standard"/>
      <text:p text:style-name="Standard">Let us lay aside hatred, let us accept gentleness into thine heart, let us put patience upon thy</text:p>
      <text:p text:style-name="Standard"><text:soft-page-break/></text:p>
      <text:p text:style-name="Standard">hand, and let us fasten upon thy forehead allegiance to the Lord of hosts.</text:p>
      <text:p text:style-name="Standard"/>
      <text:p text:style-name="Standard">O ye troops of men, walk in the paths of righteousness, give alms, give kindness for kindness,</text:p>
      <text:p text:style-name="Standard"/>
      <text:p text:style-name="Standard">bring forth the fruits of kindness, and rejoice in them.</text:p>
      <text:p text:style-name="Standard"/>
      <text:p text:style-name="Standard">Take the attitude to develop non-maleficence, provide your neighbours with love, have good</text:p>
      <text:p text:style-name="Standard"/>
      <text:p text:style-name="Standard">intentions and do not follow the ways of malice, anger and hatred.</text:p>
      <text:p text:style-name="Standard"/>
      <text:p text:style-name="Standard">Become a holy, exemplary daughter and son of God, filled with gentleness, united in the bestowal</text:p>
      <text:p text:style-name="Standard"/>
      <text:p text:style-name="Standard">of gifts, full of unselfish love and kindness.</text:p>
      <text:p text:style-name="Standard"/>
      <text:p text:style-name="Standard">Love all people with one language of kindness, have as companion the Jew, the Muslim and the</text:p>
      <text:p text:style-name="Standard"/>
      <text:p text:style-name="Standard">Christian. Have mercy on the suffering and the weak, be gentle towards the anxious, the afflicted</text:p>
      <text:p text:style-name="Standard"/>
      <text:p text:style-name="Standard">and the sad. The Lord is the companion of our suffering, and He alone will deliver us from the hand</text:p>
      <text:p text:style-name="Standard"/>
      <text:p text:style-name="Standard">of the enemy.</text:p>
      <text:p text:style-name="Standard"/>
      <text:p text:style-name="Standard"><text:soft-page-break/>The heavenly command is to show kindness to those who dwell in their homes.</text:p>
      <text:p text:style-name="Standard"/>
      <text:p text:style-name="Standard">It is commanded by the heavens to bring home the banner of peace, not to abandon widows and</text:p>
      <text:p text:style-name="Standard"/>
      <text:p text:style-name="Standard">orphans, and to provide for the needs of children, wives, and elderly parents. Treat yourself with</text:p>
      <text:p text:style-name="Standard"/>
      <text:p text:style-name="Standard">respect, show kindness and dignity to those who are wronged and in need of deliverance from the</text:p>
      <text:p text:style-name="Standard"/>
      <text:p text:style-name="Standard">enemy.</text:p>
      <text:p text:style-name="Standard"/>
      <text:p text:style-name="Standard">We are commanded by the heavens not to fight with the disbelievers and not to chase after them</text:p>
      <text:p text:style-name="Standard"/>
      <text:p text:style-name="Standard">in hatred; on the contrary, we are commanded to pray for their souls, that they may find the truth in</text:p>
      <text:p text:style-name="Standard"/>
      <text:p text:style-name="Standard">God the One Salvation.</text:p>
      <text:p text:style-name="Standard"/>
      <text:p text:style-name="Standard">May those who have hitherto been hateful, wrathful and rude detach themselves from the evil that</text:p>
      <text:p text:style-name="Standard"/>
      <text:p text:style-name="Standard">is upon them, may they detest war, strife and discord, may they embrace gentleness, kindness and</text:p>
      <text:p text:style-name="Standard"/>
      <text:p text:style-name="Standard">forbearance. Let these saints of the highest enlightenment be gentleness, kindness and</text:p>
      <text:p text:style-name="Standard"/>
      <text:p text:style-name="Standard"><text:soft-page-break/>forbearance to every living being, especially to their fellow man and their family.</text:p>
      <text:p text:style-name="Standard"/>
      <text:p text:style-name="Standard">The Lord is the only One to command, the only One worthy of reliance,</text:p>
      <text:p text:style-name="Standard"/>
      <text:p text:style-name="Standard">He is our Lord and the only Saviour of mankind,</text:p>
      <text:p text:style-name="Standard"/>
      <text:p text:style-name="Standard">Ame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ablet of waiting</text:p>
      <text:p text:style-name="P2">Luh d-Mesakanutta </text:p>
      <text:p text:style-name="Standard">Written in December 2022</text:p>
      <text:p text:style-name="Standard"/>
      <text:p text:style-name="Standard">O God is One</text:p>
      <text:p text:style-name="Standard"/>
      <text:p text:style-name="Standard">Was the bugle of the Shofar sounded in the days of Jesus? Certainly not,</text:p>
      <text:p text:style-name="Standard"/>
      <text:p text:style-name="Standard">Was Jesus the Passover lamb slain, beaten and burned? Certainly not,</text:p>
      <text:p text:style-name="Standard"/>
      <text:p text:style-name="Standard">Is the sacrifice for sins fulfilled in Jesus? Certainly not,</text:p>
      <text:p text:style-name="Standard"/>
      <text:p text:style-name="Standard"><text:soft-page-break/>Should Jesus' sacrifice be called miraculous? Certainly not,</text:p>
      <text:p text:style-name="Standard"/>
      <text:p text:style-name="Standard">Was it God's purpose to redeem the world in the blood of a human lamb? Certainly not,</text:p>
      <text:p text:style-name="Standard"/>
      <text:p text:style-name="Standard">Will the Anointed One rebuild the temple of his body? Certainly not,</text:p>
      <text:p text:style-name="Standard"/>
      <text:p text:style-name="Standard">Is Jesus the priest and the Lamb? Certainly not,</text:p>
      <text:p text:style-name="Standard"/>
      <text:p text:style-name="Standard">Was Jesus slain in battle? Certainly not,</text:p>
      <text:p text:style-name="Standard"/>
      <text:p text:style-name="Standard">Was Jesus an anointed leader? Certainly not,</text:p>
      <text:p text:style-name="Standard"/>
      <text:p text:style-name="Standard">Do we need a mediator and a human Saviour? Certainly not,</text:p>
      <text:p text:style-name="Standard"/>
      <text:p text:style-name="Standard">Did Jesus have offspring? Certainly not,</text:p>
      <text:p text:style-name="Standard"/>
      <text:p text:style-name="Standard">Did Jesus' kingship endure to the end of his life? Certainly not,</text:p>
      <text:p text:style-name="Standard"/>
      <text:p text:style-name="Standard">Did Jesus suffer torment and torment indefinitely? Certainly not,</text:p>
      <text:p text:style-name="Standard"/>
      <text:p text:style-name="Standard">Did Jesus prolong the days of his life? Certainly not,</text:p>
      <text:p text:style-name="Standard"/>
      <text:p text:style-name="Standard">Did Jesus live alone , was he despised by men? Certainly not,</text:p>
      <text:p text:style-name="Standard"/>
      <text:p text:style-name="Standard">Was Jesus burdened with sickness? Certainly not,</text:p>
      <text:p text:style-name="Standard"/>
      <text:p text:style-name="Standard"><text:soft-page-break/>Is the Anointed One to be born in Bethlehem? Certainly not,</text:p>
      <text:p text:style-name="Standard"/>
      <text:p text:style-name="Standard">Amen.</text:p>
      <text:p text:style-name="Standard"/>
      <text:p text:style-name="Standard"/>
      <text:p text:style-name="Standard"/>
      <text:p text:style-name="P1">Universal Adhan 1)</text:p>
      <text:p text:style-name="P1">Adhan Almaya </text:p>
      <text:p text:style-name="Standard"/>
      <text:p text:style-name="Standard">Written in September 2022</text:p>
      <text:p text:style-name="Standard"/>
      <text:p text:style-name="Standard">O hear ye nations - the Lord our God, the Lord is One.</text:p>
      <text:p text:style-name="Standard"/>
      <text:p text:style-name="Standard">Come, to God, forsake him not.</text:p>
      <text:p text:style-name="Standard"/>
      <text:p text:style-name="Standard">He loving, to him give your souls.</text:p>
      <text:p text:style-name="Standard"/>
      <text:p text:style-name="Standard">Come, worship the Saviour of the world.</text:p>
      <text:p text:style-name="Standard"/>
      <text:p text:style-name="Standard">He, merciful and good, is full of forgiveness.</text:p>
      <text:p text:style-name="Standard"/>
      <text:p text:style-name="Standard">Come, humble yourselves in prayer.</text:p>
      <text:p text:style-name="Standard"/>
      <text:p text:style-name="Standard">O faithful follow him.</text:p>
      <text:p text:style-name="Standard"/>
      <text:p text:style-name="Standard">Come, for salvation.</text:p>
      <text:p text:style-name="Standard"><text:soft-page-break/></text:p>
      <text:p text:style-name="Standard">He merciful, He the Only One worthy of worship.</text:p>
      <text:p text:style-name="Standard"/>
      <text:p text:style-name="Standard">1) Adhan <text:s/>– is called to prayer in order to announce the times of moring, afternoon and evening prayer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hort Messages</text:p>
      <text:p text:style-name="Standard"/>
      <text:p text:style-name="Standard">October 19, 2022</text:p>
      <text:p text:style-name="Standard"/>
      <text:p text:style-name="Standard">Those who plunge themselves into darkness and only confess the name of Jesus or Muhammad</text:p>
      <text:p text:style-name="Standard">with</text:p>
      <text:p text:style-name="Standard"/>
      <text:p text:style-name="Standard">their lips, who call themselves saints but hate and harm the world, are not true followers of these</text:p>
      <text:p text:style-name="Standard"/>
      <text:p text:style-name="Standard">men, but blaspheme God.</text:p>
      <text:p text:style-name="Standard"/>
      <text:p text:style-name="Standard">October 21, 2022</text:p>
      <text:p text:style-name="Standard"><text:soft-page-break/></text:p>
      <text:p text:style-name="Standard">the Lawgiver, and other prophets were moral teachers and revelators of God, so we should see</text:p>
      <text:p text:style-name="Standard">their books,</text:p>
      <text:p text:style-name="Standard"/>
      <text:p text:style-name="Standard">where between moral principles were inserted fairy stories to be able to better communicate them</text:p>
      <text:p text:style-name="Standard">to</text:p>
      <text:p text:style-name="Standard"/>
      <text:p text:style-name="Standard">mankind.</text:p>
      <text:p text:style-name="Standard"/>
      <text:p text:style-name="Standard">November 23, 2022</text:p>
      <text:p text:style-name="Standard"/>
      <text:p text:style-name="Standard">True followers of God are friendly, helpful, and kind; their love is reflected in their actions; they</text:p>
      <text:p text:style-name="Standard"/>
      <text:p text:style-name="Standard">radiate the pure love of God.</text:p>
      <text:p text:style-name="Standard"/>
      <text:p text:style-name="Standard">November 26, 2022</text:p>
      <text:p text:style-name="Standard"/>
      <text:p text:style-name="Standard">What about the apparitions of Jesus and Mary? Did God send Satan to create illusions to test</text:p>
      <text:p text:style-name="Standard"/>
      <text:p text:style-name="Standard">whether we are faithful to God or whether we believe foreign illusions? God proclaimed "Thou</text:p>
      <text:p text:style-name="Standard"/>
      <text:p text:style-name="Standard">shalt have no other gods before me" .</text:p>
      <text:p text:style-name="Standard"/>
      <text:p text:style-name="Standard"><text:soft-page-break/>Jesus,Mary &amp; all the saints of Islam &amp; Christianity have died. God commanded to worship Himself</text:p>
      <text:p text:style-name="Standard"/>
      <text:p text:style-name="Standard">instead of turning to the dead in prayer. Those people who turn to the dead follow the path of Saul</text:p>
      <text:p text:style-name="Standard"/>
      <text:p text:style-name="Standard">"because he was unfaithful to the LORD; he did not keep the word of the LORD and even consulted</text:p>
      <text:p text:style-name="Standard"/>
      <text:p text:style-name="Standard">a medium for guidance" . Because of this Saul became cursed “evil spirit from</text:p>
      <text:p text:style-name="Standard"/>
      <text:p text:style-name="Standard">God is tormenting you” .</text:p>
      <text:p text:style-name="Standard"/>
      <text:p text:style-name="Standard">December 1, 2022</text:p>
      <text:p text:style-name="Standard"/>
      <text:p text:style-name="Standard">To be a believer in God means to sincerely trust the Lawgiver and sincerely follow his teachings as</text:p>
      <text:p text:style-name="Standard">found</text:p>
      <text:p text:style-name="Standard"/>
      <text:p text:style-name="Standard">in the Sacred Scripture. There are many disputes between Shiites and Sunnis, Protestants and</text:p>
      <text:p text:style-name="Standard">Catholics, Jews</text:p>
      <text:p text:style-name="Standard"/>
      <text:p text:style-name="Standard">and Christians, but endless fighting is not the solution. It is necessary to put an end to disputes and</text:p>
      <text:p text:style-name="Standard"/>
      <text:p text:style-name="Standard">love all people as brothers, regardless of what they think and who they are.</text:p>
      <text:p text:style-name="Standard"/>
      <text:p text:style-name="Standard">December 1, 2022</text:p>
      <text:p text:style-name="Standard"><text:soft-page-break/></text:p>
      <text:p text:style-name="Standard">Response to murder: God's love wins people's hearts, and grace is more valuable than punishment</text:p>
      <text:p text:style-name="Standard"/>
      <text:p text:style-name="Standard">and chastisement from God, whether physical or spiritual. Punishment should be administered</text:p>
      <text:p text:style-name="Standard"/>
      <text:p text:style-name="Standard">fairly, because cold-blooded murder should be punished by death. The Prophet the Lawgiver stated</text:p>
      <text:p text:style-name="Standard">that if</text:p>
      <text:p text:style-name="Standard"/>
      <text:p text:style-name="Standard">you kill a murderer who committed the act intentionally, “you will remove evil from among you”</text:p>
      <text:p text:style-name="Standard"/>
      <text:p text:style-name="Standard">.</text:p>
      <text:p text:style-name="Standard"/>
      <text:p text:style-name="Standard">Response on rape: Severe punishment is the best punishment for a rapist; a man should be flogged</text:p>
      <text:p text:style-name="Standard"/>
      <text:p text:style-name="Standard">as well as a woman.</text:p>
      <text:p text:style-name="Standard"/>
      <text:p text:style-name="Standard">Stoning, capital punishment in cases other than murder, and cutting off hands should be abolished</text:p>
      <text:p text:style-name="Standard"/>
      <text:p text:style-name="Standard">because God gave man free will and the right to change his heart. Change is more precious to God</text:p>
      <text:p text:style-name="Standard"/>
      <text:p text:style-name="Standard">than punishment; mercy is better than vengeance. The prophet the Prophet put it this way: “Do I</text:p>
      <text:p text:style-name="Standard"><text:soft-page-break/>take</text:p>
      <text:p text:style-name="Standard"/>
      <text:p text:style-name="Standard">any pleasure in the death of the wicked? says the Lord God. Do I not rather rejoice when they turn</text:p>
      <text:p text:style-name="Standard"/>
      <text:p text:style-name="Standard">from their ways and live?” .</text:p>
      <text:p text:style-name="Standard"/>
      <text:p text:style-name="Standard">December 1, 2022</text:p>
      <text:p text:style-name="Standard"/>
      <text:p text:style-name="Standard">Theft</text:p>
      <text:p text:style-name="Standard"/>
      <text:p text:style-name="Standard">Bloodshed is not a solution and a response to the Father's love. God is a Father and not an</text:p>
      <text:p text:style-name="Standard">avenger</text:p>
      <text:p text:style-name="Standard"/>
      <text:p text:style-name="Standard">seeking revenge. the Lawgiver permitted not cutting off hands but paying for a stolen item or</text:p>
      <text:p text:style-name="Standard">"beating to</text:p>
      <text:p text:style-name="Standard"/>
      <text:p text:style-name="Standard">death" which was later turned into imprisonment. the Lawgiver, therefore, allows not</text:p>
      <text:p text:style-name="Standard"/>
      <text:p text:style-name="Standard">vengeance and punishment by death, but the law of grace and forgiveness in the form of payment</text:p>
      <text:p text:style-name="Standard"/>
      <text:p text:style-name="Standard">for a stolen thing. The law of repayment for a stolen thing , is the best answer for the one who stole</text:p>
      <text:p text:style-name="Standard"/>
      <text:p text:style-name="Standard">the thing resulting from poverty, hunger or lack of reason. The Israelites plundered other nations</text:p>
      <text:p text:style-name="Standard"><text:soft-page-break/></text:p>
      <text:p text:style-name="Standard">and God the Father did not inflict punishment on them because they were hungry? G-d is just and</text:p>
      <text:p text:style-name="Standard"/>
      <text:p text:style-name="Standard">judges justly, He is not a Creator seeking revenge.</text:p>
      <text:p text:style-name="Standard"/>
      <text:p text:style-name="Standard">G-d's promise is to punish here on earth all who break His law "Do not say, 'I'll do to them as they</text:p>
      <text:p text:style-name="Standard"/>
      <text:p text:style-name="Standard">have done to me; I'll pay them back for what they did'"</text:p>
      <text:p text:style-name="Standard"/>
      <text:p text:style-name="Standard">December 1, 2022</text:p>
      <text:p text:style-name="Standard"/>
      <text:p text:style-name="Standard">Punishment or mercy?</text:p>
      <text:p text:style-name="Standard"/>
      <text:p text:style-name="Standard">Not all punishments in the Sacred Teaching are fair. Not fair is - cutting off hands, killing without</text:p>
      <text:p text:style-name="Standard">reason and</text:p>
      <text:p text:style-name="Standard"/>
      <text:p text:style-name="Standard">stoning.</text:p>
      <text:p text:style-name="Standard"/>
      <text:p text:style-name="Standard">Reading the Sacred Scripture shallowly, and not inferred from the context, we can assume that for</text:p>
      <text:p text:style-name="Standard">all</text:p>
      <text:p text:style-name="Standard"/>
      <text:p text:style-name="Standard">punishments it is mandatory to kill the guilty party. From the context, however, it appears that the</text:p>
      <text:p text:style-name="Standard"/>
      <text:p text:style-name="Standard"><text:soft-page-break/>Law of the Lawgiver in Deuteronomy applied to the time when the Israelites entered the land of</text:p>
      <text:p text:style-name="Standard">Canaan,</text:p>
      <text:p text:style-name="Standard"/>
      <text:p text:style-name="Standard">G-d wished to teach them righteousness, otherwise they would all have perished in the desert.</text:p>
      <text:p text:style-name="Standard"/>
      <text:p text:style-name="Standard">Canaan was a land of bounty to which they journeyed, G-d's bounty is sufficient for the sinner if he</text:p>
      <text:p text:style-name="Standard"/>
      <text:p text:style-name="Standard">turns from his wicked ways.</text:p>
      <text:p text:style-name="Standard"/>
      <text:p text:style-name="Standard">December 12, 2022</text:p>
      <text:p text:style-name="Standard"/>
      <text:p text:style-name="Standard"/>
      <text:p text:style-name="P2">Short Talk</text:p>
      <text:p text:style-name="P2">Memra Qassira </text:p>
      <text:p text:style-name="Standard">When it comes to Christianity, Jesus did not fulfill even part of the messianic prophecy of the</text:p>
      <text:p text:style-name="Standard"/>
      <text:p text:style-name="Standard">prophets , including the promise of world peace—establishing it among the nations of the</text:p>
      <text:p text:style-name="Standard"/>
      <text:p text:style-name="Standard">earth as a “peacemaker among the nations” with authority over the nations—a physical, not</text:p>
      <text:p text:style-name="Standard"/>
      <text:p text:style-name="Standard">spiritual, kingdom with Jerusalem as king. The New Testament is full of fairy tales designed to</text:p>
      <text:p text:style-name="Standard"/>
      <text:p text:style-name="Standard">attract pagans to its side, and therefore it is unreliable, contradictory, and not inspired by God. The</text:p>
      <text:p text:style-name="Standard"><text:soft-page-break/></text:p>
      <text:p text:style-name="Standard">blood of innocent people, Jews, Muslims, and heretics, whose only fault was to reject the divinity of</text:p>
      <text:p text:style-name="Standard"/>
      <text:p text:style-name="Standard">man, to abandon worship of the Savior in human form, and to renounce the rule of the Roman</text:p>
      <text:p text:style-name="Standard"/>
      <text:p text:style-name="Standard">Church over themselves, is flowing from the hands of fanatical Christians. The blood of innocent</text:p>
      <text:p text:style-name="Standard"/>
      <text:p text:style-name="Standard">people murdered by Rome for centuries cries out to God. Rome will surely be destroyed and ruined,</text:p>
      <text:p text:style-name="Standard"/>
      <text:p text:style-name="Standard">as God has foretold: “ Then the house of Jacob shall be a burning flame, and the house of</text:p>
      <text:p text:style-name="Standard"/>
      <text:p text:style-name="Standard">Joseph a flaming fire; but the house of Esau shall be as stubble, which Jacob shall kindle and</text:p>
      <text:p text:style-name="Standard"/>
      <text:p text:style-name="Standard">burn. And there shall not be any remaining of the house of Esau.” For thus says the Lord</text:p>
      <text:p text:style-name="Standard"/>
      <text:p text:style-name="Standard">. As for the Persian state, it has been prophesied that their fanatical mullahs will be</text:p>
      <text:p text:style-name="Standard"/>
      <text:p text:style-name="Standard">destroyed “So I will scatter the Elamites before their enemies, before those who seek their life.</text:p>
      <text:p text:style-name="Standard"/>
      <text:p text:style-name="Standard">I will bring disaster upon them, even my wrath,” says the Lord. “I will send the sword after</text:p>
      <text:p text:style-name="Standard"/>
      <text:p text:style-name="Standard">them until I have destroyed them” . The lies of Christian and Muslim clergy will</text:p>
      <text:p text:style-name="Standard"/>
      <text:p text:style-name="Standard"><text:soft-page-break/>be exposed, and divine punishment and blood will fall upon them from the hands of their own</text:p>
      <text:p text:style-name="Standard"/>
      <text:p text:style-name="Standard">followers. I would rather be a heretic who worships the One God and Savior, like the Lawgiver, than</text:p>
      <text:p text:style-name="Standard">to</text:p>
      <text:p text:style-name="Standard"/>
      <text:p text:style-name="Standard">dishonor God and worship any man in His Holy Place as God and Savior. However, Jesus cannot</text:p>
      <text:p text:style-name="Standard">be</text:p>
      <text:p text:style-name="Standard"/>
      <text:p text:style-name="Standard">attributed any saving role, because he did not die for anyone, and the Jewish Passover sacrifice</text:p>
      <text:p text:style-name="Standard">does</text:p>
      <text:p text:style-name="Standard"/>
      <text:p text:style-name="Standard">not save anyone, but is a sign of obedience. Jesus cannot be attributed with the attributes of</text:p>
      <text:p text:style-name="Standard"/>
      <text:p text:style-name="Standard">Almighty God and the incarnation of divinity, because this is contrary to the law of the Lawgiver,</text:p>
      <text:p text:style-name="Standard">which</text:p>
      <text:p text:style-name="Standard"/>
      <text:p text:style-name="Standard">states: “You shall have no other gods before me ” or the prophet the Prophet: "I, the</text:p>
      <text:p text:style-name="Standard"/>
      <text:p text:style-name="Standard">Lord, am the first, and I will be the last! , “I am the Lord, and there is no other”</text:p>
      <text:p text:style-name="Standard"/>
      <text:p text:style-name="Standard">. To claim that Jesus or any man is God in the flesh or a man who is God during his</text:p>
      <text:p text:style-name="Standard"/>
      <text:p text:style-name="Standard">lifetime or after death is blasphemy according to the commandments of the Lawgiver, the first</text:p>
      <text:p text:style-name="Standard"><text:soft-page-break/>lawgiver of</text:p>
      <text:p text:style-name="Standard"/>
      <text:p text:style-name="Standard">mankind. God's revelations express divine attributes in human bodies, but this does not mean that</text:p>
      <text:p text:style-name="Standard"/>
      <text:p text:style-name="Standard">prophets are gods. On the contrary, they are very human, and their words come from God. Let the</text:p>
      <text:p text:style-name="Standard"/>
      <text:p text:style-name="Standard">name of God be exalted above all human names, for God is King of all the earth, not man. Amen.</text:p>
      <text:p text:style-name="Standard"/>
      <text:p text:style-name="Standard">December 13 , 2022</text:p>
      <text:p text:style-name="Standard"/>
      <text:p text:style-name="Standard">· Demons are the souls of cursed dead people who dared to renounce God and sought honour for</text:p>
      <text:p text:style-name="Standard"/>
      <text:p text:style-name="Standard">themselves. They are the souls of the powerful who opposed God</text:p>
      <text:p text:style-name="Standard"/>
      <text:p text:style-name="Standard">They are the souls of powerful people who have defied God and tempted themselves, who have</text:p>
      <text:p text:style-name="Standard"/>
      <text:p text:style-name="Standard">brought tyranny, cannibalism, the murder of children and the sacrifice of children, all of which,</text:p>
      <text:p text:style-name="Standard"/>
      <text:p text:style-name="Standard">after death, have made them souls hungry for self-worship, and thus they have become idols to be</text:p>
      <text:p text:style-name="Standard"/>
      <text:p text:style-name="Standard">worshipped by the nations. The Queen of Heaven is the demon soul of Semiramis, who brought</text:p>
      <text:p text:style-name="Standard"><text:soft-page-break/></text:p>
      <text:p text:style-name="Standard">magic to the world, and Tammuz her son became a demon like Osiris, who mocked the divine</text:p>
      <text:p text:style-name="Standard"/>
      <text:p text:style-name="Standard">power of life, and made himself a resurrection, marrying his mother a virgin. Angels cannot fall, but</text:p>
      <text:p text:style-name="Standard"/>
      <text:p text:style-name="Standard">demons have free will, because they were once degenerate human and angel beings.</text:p>
      <text:p text:style-name="Standard"/>
      <text:p text:style-name="Standard">December 18, 2022</text:p>
      <text:p text:style-name="Standard"/>
      <text:p text:style-name="Standard">the Eternal One is the Lord of death and life , He is the God of light and darkness, He tempts and</text:p>
      <text:p text:style-name="Standard">He</text:p>
      <text:p text:style-name="Standard"/>
      <text:p text:style-name="Standard">delivers. The Lord is Ahirman and Ahura Mazda, the Eternal One is the creator of all these things</text:p>
      <text:p text:style-name="Standard">and</text:p>
      <text:p text:style-name="Standard"/>
      <text:p text:style-name="Standard">everything is under His authority. The fall of Adam is the benefit for the healing of the world, it is</text:p>
      <text:p text:style-name="Standard"/>
      <text:p text:style-name="Standard">the attempt and joy of God to bring in the sorrow, suffering and trials of life a greater joy, release</text:p>
      <text:p text:style-name="Standard"/>
      <text:p text:style-name="Standard">and seeking his face. Similarly if there was no pain man would not know when he has hurt himself,</text:p>
      <text:p text:style-name="Standard"/>
      <text:p text:style-name="Standard">suffering is helpful for our spiritual development in this world and the world to come</text:p>
      <text:p text:style-name="Standard"><text:soft-page-break/></text:p>
      <text:p text:style-name="Standard">January 9, 2023 .</text:p>
      <text:p text:style-name="Standard"/>
      <text:p text:style-name="Standard">It can be said that incorporeal demons exist, but their power is limited. They do not really exist, and</text:p>
      <text:p text:style-name="Standard"/>
      <text:p text:style-name="Standard">mental illnesses that are influenced by demons and strange behaviors are the result of illness.</text:p>
      <text:p text:style-name="Standard"/>
      <text:p text:style-name="Standard">Similarly, Christians in the past mistakenly referred to “witch killing” as a legitimate reason for</text:p>
      <text:p text:style-name="Standard"/>
      <text:p text:style-name="Standard">murdering innocent women. These women were burned at the stake by the thousands for their</text:p>
      <text:p text:style-name="Standard"/>
      <text:p text:style-name="Standard">innocence and spreading superstitions. True “witchcraft,” according to the Lawgiver, is addiction to</text:p>
      <text:p text:style-name="Standard"/>
      <text:p text:style-name="Standard">intoxicants. However, God desires mercy more than vengeance, so today He is willing to forgive</text:p>
      <text:p text:style-name="Standard"/>
      <text:p text:style-name="Standard">and encourage a change of heart rather than seek harm</text:p>
      <text:p text:style-name="Standard"/>
      <text:p text:style-name="Standard">January 9, 2023</text:p>
      <text:p text:style-name="Standard"/>
      <text:p text:style-name="Standard">A conversation about Christianity</text:p>
      <text:p text:style-name="Standard"/>
      <text:p text:style-name="Standard">Christians should choose between what God teaches in the prophets and what His Christ teaches</text:p>
      <text:p text:style-name="Standard"><text:soft-page-break/>in</text:p>
      <text:p text:style-name="Standard"/>
      <text:p text:style-name="Standard">the false gospels. Calling anyone “Antichrist” simply because they follow the words of the prophets</text:p>
      <text:p text:style-name="Standard"/>
      <text:p text:style-name="Standard">instead of New Testament Christianity is a sign of ignorance and a lack of knowledge about</text:p>
      <text:p text:style-name="Standard"/>
      <text:p text:style-name="Standard">prophecy. Christianity grew out of Judaism as an apocalyptic sect, expecting the Messiah to return</text:p>
      <text:p text:style-name="Standard"/>
      <text:p text:style-name="Standard">during their lifetime—but none of these events took place. No kingdom arose from sea to sea, no</text:p>
      <text:p text:style-name="Standard"/>
      <text:p text:style-name="Standard">king sat on the throne, and the scattered of Israel did not gather together. If I am to follow the</text:p>
      <text:p text:style-name="Standard"/>
      <text:p text:style-name="Standard">teachings of the prophets and be called “Antichrist” and a deceiver, I prefer to choose those titles</text:p>
      <text:p text:style-name="Standard"/>
      <text:p text:style-name="Standard">rather than follow a vague and corrupt Gospel that is full of contradictions and errors. I prefer to</text:p>
      <text:p text:style-name="Standard"/>
      <text:p text:style-name="Standard">choose that title rather than preach to people the falsehoods contained in the New Testament.</text:p>
      <text:p text:style-name="Standard"/>
      <text:p text:style-name="Standard">Despite its beauty, the New Testament is a mixture of false teachings—Mithraism, the teachings of</text:p>
      <text:p text:style-name="Standard"/>
      <text:p text:style-name="Standard">Egyptian magicians, and the teachings of the Greeks. The New Testament that Christians read</text:p>
      <text:p text:style-name="Standard"><text:soft-page-break/>today</text:p>
      <text:p text:style-name="Standard"/>
      <text:p text:style-name="Standard">is not the Holy Scriptures at all; everything in it is false.</text:p>
      <text:p text:style-name="Standard"/>
      <text:p text:style-name="Standard">March 19, 2023 .</text:p>
      <text:p text:style-name="Standard"/>
      <text:p text:style-name="Standard">My task is to bring peace and words of truth to the Lawgiver' pagans, and then they will gather into</text:p>
      <text:p text:style-name="Standard">one</text:p>
      <text:p text:style-name="Standard"/>
      <text:p text:style-name="Standard">group, and no Christian will hate a Jew, and no Jew will hate a Christian, because everything will</text:p>
      <text:p text:style-name="Standard"/>
      <text:p text:style-name="Standard">pass away, there will be no more Jews, Christians, or Muslims on earth, but only one faith in God.</text:p>
      <text:p text:style-name="Standard"/>
      <text:p text:style-name="Standard">March 18, 2023</text:p>
      <text:p text:style-name="Standard"/>
      <text:p text:style-name="Standard">· In order to bring peace to the world, the books of previous dispensations must be destroyed, just</text:p>
      <text:p text:style-name="Standard"/>
      <text:p text:style-name="Standard">like the Gospel and the Koran. When the memories of hatred are burned in a spiritual way, a</text:p>
      <text:p text:style-name="Standard"/>
      <text:p text:style-name="Standard">phoenix of joy and peace will rise from the ashes. Wisdom and the Lord of Light will shine forth,</text:p>
      <text:p text:style-name="Standard"/>
      <text:p text:style-name="Standard">enveloping the whole earth with their rays.</text:p>
      <text:p text:style-name="Standard"/>
      <text:p text:style-name="Standard"><text:soft-page-break/>A new Sacred Teaching will be written, the law of peace and unity . God's love will surround all</text:p>
      <text:p text:style-name="Standard"/>
      <text:p text:style-name="Standard">people, brother will not hate brother, no one will raise a weapon for war, even animals will stick</text:p>
      <text:p text:style-name="Standard"/>
      <text:p text:style-name="Standard">together in love</text:p>
      <text:p text:style-name="Standard"/>
      <text:p text:style-name="Standard">March 29, 2023</text:p>
      <text:p text:style-name="Standard"/>
      <text:p text:style-name="Standard">These are the Words of God Himself -</text:p>
      <text:p text:style-name="Standard"/>
      <text:p text:style-name="Standard">He has declared - I have no Son, no man can take flesh and become Me. I Myself am the One</text:p>
      <text:p text:style-name="Standard"/>
      <text:p text:style-name="Standard">Indivisible, having no intermediaries, the One who abhors human sacrifices. I Am He who reveals</text:p>
      <text:p text:style-name="Standard"/>
      <text:p text:style-name="Standard">Himself as One Person, not incarnating in three beings. I am the Only Savior of mankind, and I</text:p>
      <text:p text:style-name="Standard"/>
      <text:p text:style-name="Standard">have not given any man the name of Savior. I am the Only Creator, and you do not call man the</text:p>
      <text:p text:style-name="Standard"/>
      <text:p text:style-name="Standard">Giver of Life.</text:p>
      <text:p text:style-name="Standard"/>
      <text:p text:style-name="Standard">April 19, 2023</text:p>
      <text:p text:style-name="Standard"/>
      <text:p text:style-name="Standard">May the phoenix of divine union and perpetual peace shine upon the monstrosity of the past world.</text:p>
      <text:p text:style-name="Standard"><text:soft-page-break/></text:p>
      <text:p text:style-name="Standard">From the nest of discord there will arise an everlasting faith, giving rise to the Messiah to be</text:p>
      <text:p text:style-name="Standard"/>
      <text:p text:style-name="Standard">revealed in his magnificence. My hand does not spare to describe the grandeur of the world to</text:p>
      <text:p text:style-name="Standard"/>
      <text:p text:style-name="Standard">come, the distant House of Song will come to us on earth, then will declare to all peoples "behold</text:p>
      <text:p text:style-name="Standard"/>
      <text:p text:style-name="Standard">the new heavens and the new earth" long foretold.</text:p>
      <text:p text:style-name="Standard"/>
      <text:p text:style-name="Standard">April 19, 2023</text:p>
      <text:p text:style-name="Standard"/>
      <text:p text:style-name="Standard">· The role of the faith of the Eternal One is to replace the ossified faith of Islam, Jews and</text:p>
      <text:p text:style-name="Standard">Christianity with</text:p>
      <text:p text:style-name="Standard"/>
      <text:p text:style-name="Standard">the faith of caring for humanity, meeting needs and believing that every human being is valuable</text:p>
      <text:p text:style-name="Standard"/>
      <text:p text:style-name="Standard">April 29, 2023</text:p>
      <text:p text:style-name="Standard"/>
      <text:p text:style-name="Standard">Churches and mosques are like a rubbish dump in which all sorts of impurities can be collected, as</text:p>
      <text:p text:style-name="Standard"/>
      <text:p text:style-name="Standard">the preachers preach tales.</text:p>
      <text:p text:style-name="Standard"/>
      <text:p text:style-name="Standard">Gullible Imams and priests roll around like pigs, soiled by the impurity of their beliefs, not caring</text:p>
      <text:p text:style-name="Standard"><text:soft-page-break/></text:p>
      <text:p text:style-name="Standard">about the souls of their fellow human beings and stuffing their own pockets with money, getting</text:p>
      <text:p text:style-name="Standard"/>
      <text:p text:style-name="Standard">rich on the misery of a stupid people?</text:p>
      <text:p text:style-name="Standard"/>
      <text:p text:style-name="Standard">They get rich and they lie, not fearing God.</text:p>
      <text:p text:style-name="Standard"/>
      <text:p text:style-name="Standard">April 25, 2023</text:p>
      <text:p text:style-name="Standard"/>
      <text:p text:style-name="Standard">· May Rome and Ishmael not besiege Jerusalem when they run out of black gold, Yahweh will burst</text:p>
      <text:p text:style-name="Standard"/>
      <text:p text:style-name="Standard">out in wrath, he will burst out with the fire of a thousand suns , the wrath of God will consume them</text:p>
      <text:p text:style-name="Standard"/>
      <text:p text:style-name="Standard">all in the valley of Jehoshaphat</text:p>
      <text:p text:style-name="Standard"/>
      <text:p text:style-name="Standard">April 26, 2023</text:p>
      <text:p text:style-name="Standard"/>
      <text:p text:style-name="Standard">Where we are And exalt only God most high - El Elyon. There the Lord watches over us, his eyes -</text:p>
      <text:p text:style-name="Standard"/>
      <text:p text:style-name="Standard">ovanim, And his chariots -merkaba are always a help to us. They are sent as servants of the Lord to</text:p>
      <text:p text:style-name="Standard"/>
      <text:p text:style-name="Standard">comfort and support in all difficulties.</text:p>
      <text:p text:style-name="Standard"/>
      <text:p text:style-name="Standard"><text:soft-page-break/>May 9, 2023</text:p>
      <text:p text:style-name="Standard"/>
      <text:p text:style-name="Standard">God sent angels to earth as watchers , but they desired to mate with women. Their</text:p>
      <text:p text:style-name="Standard"/>
      <text:p text:style-name="Standard">hearts turned to stone, impure and corrupt, and they became demons, lusting after human flesh and</text:p>
      <text:p text:style-name="Standard"/>
      <text:p text:style-name="Standard">seed from time immemorial. Their human descendants were called giants, always called nephilim -</text:p>
      <text:p text:style-name="Standard"/>
      <text:p text:style-name="Standard">fallen.</text:p>
      <text:p text:style-name="Standard"/>
      <text:p text:style-name="Standard">May 7, 2023</text:p>
      <text:p text:style-name="Standard"/>
      <text:p text:style-name="Standard">Prophets of Baal dancing , shrieking, jumping around - worshipping man in place of God?</text:p>
      <text:p text:style-name="Standard"/>
      <text:p text:style-name="Standard">Worshipping the golden calf they blaspheme God Most High.</text:p>
      <text:p text:style-name="Standard"/>
      <text:p text:style-name="Standard">It is heresy to teach that man or God in the flesh of Man can atone for the sins of the world , each</text:p>
      <text:p text:style-name="Standard"/>
      <text:p text:style-name="Standard">answerable to the Lord for himself. The prophet the Prophet says so in the Prophet 18:20</text:p>
      <text:p text:style-name="Standard"/>
      <text:p text:style-name="Standard">"The soul who sins shall die. The son shall not suffer for the iniquity of the father, nor the father</text:p>
      <text:p text:style-name="Standard"/>
      <text:p text:style-name="Standard">suffer for the iniquity of the son. The righteousness of the righteous shall be upon himself, and the</text:p>
      <text:p text:style-name="Standard"><text:soft-page-break/></text:p>
      <text:p text:style-name="Standard">wickedness of the wicked shall be upon himself."</text:p>
      <text:p text:style-name="Standard"/>
      <text:p text:style-name="Standard">May 17, 2023</text:p>
      <text:p text:style-name="Standard"/>
      <text:p text:style-name="Standard">Shekinah burns with hot embers in the hearts of tender people like the radiant bush of the Lawgiver.</text:p>
      <text:p text:style-name="Standard">The</text:p>
      <text:p text:style-name="Standard"/>
      <text:p text:style-name="Standard">fire will flare up with great force, gave birth to love, who can tame it, who can extinguish it?</text:p>
      <text:p text:style-name="Standard"/>
      <text:p text:style-name="Standard">May 27, 2023</text:p>
      <text:p text:style-name="Standard"/>
      <text:p text:style-name="Standard">God will lay His hand on the nations , volcanoes will make their sound , I see suffering and rescue</text:p>
      <text:p text:style-name="Standard"/>
      <text:p text:style-name="Standard">in my dreams , I also see a worldwide famine , through this deliverance. We will all return to the</text:p>
      <text:p text:style-name="Standard"/>
      <text:p text:style-name="Standard">customs from the Ancient of Days , we will all go to the mountain of the Lord , to honor the One</text:p>
      <text:p text:style-name="Standard"/>
      <text:p text:style-name="Standard">God.</text:p>
      <text:p text:style-name="Standard"/>
      <text:p text:style-name="Standard">The nations , however , see nothing wrong with worshipping Jesus and it is an abomination?</text:p>
      <text:p text:style-name="Standard"/>
      <text:p text:style-name="Standard">Similarly , the nations also see nothing wrong with worshipping Qabba ?They all worship the sun,</text:p>
      <text:p text:style-name="Standard"><text:soft-page-break/></text:p>
      <text:p text:style-name="Standard">stars , the hosts of heaven , to despise the Most High !</text:p>
      <text:p text:style-name="Standard"/>
      <text:p text:style-name="Standard">June 11, 2023</text:p>
      <text:p text:style-name="Standard"/>
      <text:p text:style-name="Standard">O Ruler of the Universe,</text:p>
      <text:p text:style-name="Standard"/>
      <text:p text:style-name="Standard">stop the flood of Christianity and Islam,</text:p>
      <text:p text:style-name="Standard"/>
      <text:p text:style-name="Standard">let the nations speak with pure words,</text:p>
      <text:p text:style-name="Standard"/>
      <text:p text:style-name="Standard">let the nations worship only You, Almighty,</text:p>
      <text:p text:style-name="Standard"/>
      <text:p text:style-name="Standard">Amen</text:p>
      <text:p text:style-name="Standard"/>
      <text:p text:style-name="Standard">June 14, 2023</text:p>
      <text:p text:style-name="Standard"/>
      <text:p text:style-name="Standard">Advice – What should you do when one party has excessive prejudices against the other, especially</text:p>
      <text:p text:style-name="Standard"/>
      <text:p text:style-name="Standard">when these prejudices are hidden?</text:p>
      <text:p text:style-name="Standard"/>
      <text:p text:style-name="Standard">The best way is to find out what prejudices the other party has. Another way is to learn about</text:p>
      <text:p text:style-name="Standard"/>
      <text:p text:style-name="Standard">cultural, racial, and religious differences. Prejudices can be replaced with knowledge. Through</text:p>
      <text:p text:style-name="Standard"><text:soft-page-break/></text:p>
      <text:p text:style-name="Standard">experience and acquiring new knowledge, old, destructive prejudices will be overcom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46</meta:editing-cycles>
    <meta:creation-date>2013-12-23T23:15:00</meta:creation-date>
    <dc:date>2026-02-11T15:38:15.15</dc:date>
    <meta:editing-duration>PT46M36S</meta:editing-duration>
    <meta:generator>OpenOffice/4.1.15$Win32 OpenOffice.org_project/4115m2$Build-9813</meta:generator>
    <dc:creator>Pawel Szul</dc:creator>
    <meta:document-statistic meta:table-count="0" meta:image-count="0" meta:object-count="0" meta:page-count="105" meta:paragraph-count="1223" meta:word-count="14926" meta:character-count="8023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